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3.85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6.103cm"/>
    </style:style>
    <style:style style:name="pr5" style:family="presentation" style:parent-style-name="Default-outline1">
      <style:graphic-properties fo:min-height="15.193cm"/>
    </style:style>
    <style:style style:name="pr6" style:family="presentation" style:parent-style-name="Default-outline1">
      <style:graphic-properties fo:min-height="17.193cm"/>
    </style:style>
    <style:style style:name="pr7" style:family="presentation" style:parent-style-name="Default-outline1">
      <style:graphic-properties fo:min-height="15.161cm"/>
    </style:style>
    <style:style style:name="pr8" style:family="presentation" style:parent-style-name="Default-outline1">
      <style:graphic-properties fo:min-height="15.927cm"/>
    </style:style>
    <style:style style:name="pr9" style:family="presentation" style:parent-style-name="Default-outline1">
      <style:graphic-properties fo:min-height="14.161cm"/>
    </style:style>
    <style:style style:name="pr10" style:family="presentation" style:parent-style-name="Default-outline1">
      <style:graphic-properties fo:min-height="16.959cm"/>
    </style:style>
    <style:style style:name="pr11" style:family="presentation" style:parent-style-name="Default-outline1">
      <style:graphic-properties fo:min-height="15.693cm"/>
    </style:style>
    <style:style style:name="pr12" style:family="presentation" style:parent-style-name="Default-outline1">
      <style:graphic-properties fo:min-height="16.193cm"/>
    </style:style>
    <style:style style:name="pr13" style:family="presentation" style:parent-style-name="Default-outline1">
      <style:graphic-properties fo:min-height="14.927cm"/>
    </style:style>
    <style:style style:name="pr14" style:family="presentation" style:parent-style-name="Default-outline1">
      <style:graphic-properties fo:min-height="14.427cm"/>
    </style:style>
    <style:style style:name="pr15" style:family="presentation" style:parent-style-name="Default-outline1">
      <style:graphic-properties fo:min-height="16.693cm"/>
    </style:style>
    <style:style style:name="pr16" style:family="presentation" style:parent-style-name="Default-outline1">
      <style:graphic-properties fo:min-height="16.841cm"/>
    </style:style>
    <style:style style:name="pr17" style:family="presentation" style:parent-style-name="Default-outline1">
      <style:graphic-properties fo:min-height="14.661cm"/>
    </style:style>
    <style:style style:name="pr18" style:family="presentation" style:parent-style-name="Default-outline1">
      <style:graphic-properties fo:min-height="13.927cm"/>
    </style:style>
    <style:style style:name="pr19" style:family="presentation" style:parent-style-name="Default-outline1">
      <style:graphic-properties fo:min-height="17.725cm"/>
    </style:style>
    <style:style style:name="pr20" style:family="presentation" style:parent-style-name="Default-outline1">
      <style:graphic-properties fo:min-height="18.107cm"/>
    </style:style>
    <style:style style:name="pr21" style:family="presentation" style:parent-style-name="Default-outline1">
      <style:graphic-properties fo:min-height="19.639cm"/>
    </style:style>
    <style:style style:name="pr22" style:family="presentation" style:parent-style-name="Default-outline1">
      <style:graphic-properties fo:min-height="16.459cm"/>
    </style:style>
    <style:style style:name="pr23" style:family="presentation" style:parent-style-name="Default-outline1">
      <style:graphic-properties fo:min-height="16.086cm"/>
    </style:style>
    <style:style style:name="pr24" style:family="presentation" style:parent-style-name="Default-outline1">
      <style:graphic-properties fo:min-height="22.671cm"/>
    </style:style>
    <style:style style:name="pr25" style:family="presentation" style:parent-style-name="Default-outline1">
      <style:graphic-properties fo:min-height="21cm"/>
    </style:style>
    <style:style style:name="pr26" style:family="presentation" style:parent-style-name="Default-outline1">
      <style:graphic-properties fo:min-height="13.895cm"/>
    </style:style>
    <style:style style:name="pr27" style:family="presentation" style:parent-style-name="Default-outline1">
      <style:graphic-properties fo:min-height="19.139cm"/>
    </style:style>
    <style:style style:name="pr28" style:family="presentation" style:parent-style-name="Default-outline1">
      <style:graphic-properties fo:min-height="18.725cm"/>
    </style:style>
    <style:style style:name="P1" style:family="paragraph">
      <style:text-properties fo:font-weight="bold" style:font-weight-asian="bold" style:font-weight-complex="bold"/>
    </style:style>
    <style:style style:name="P2" style:family="paragraph">
      <style:text-properties fo:color="#c5000b"/>
    </style:style>
    <style:style style:name="P3" style:family="paragraph">
      <style:text-properties fo:font-size="20pt"/>
    </style:style>
    <style:style style:name="P4" style:family="paragraph">
      <style:paragraph-properties style:text-autospace="none"/>
      <style:text-properties fo:color="#000000" fo:font-family="Arial" style:font-style-name="Italic" style:font-family-generic="swiss" style:font-pitch="variable" fo:font-size="26pt" fo:font-weight="bold" style:font-family-asian="TimesNewRomanPSMT" style:font-family-generic-asian="roman" style:font-size-asian="26pt" style:font-weight-asian="bold" style:font-family-complex="TimesNewRomanPSMT" style:font-family-generic-complex="roman" style:font-size-complex="26pt" style:font-weight-complex="bold"/>
    </style:style>
    <style:style style:name="P5"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c5000b" fo:font-weight="bold" style:font-weight-asian="bold" style:font-weight-complex="bold"/>
    </style:style>
    <style:style style:name="T3" style:family="text">
      <style:text-properties fo:color="#004586" fo:font-weight="bold" style:font-weight-asian="bold" style:font-weight-complex="bold"/>
    </style:style>
    <style:style style:name="T4" style:family="text">
      <style:text-properties fo:color="#9900ff" fo:font-weight="bold" style:font-weight-asian="bold" style:font-weight-complex="bold"/>
    </style:style>
    <style:style style:name="T5" style:family="text">
      <style:text-properties fo:language="zxx" fo:country="none" fo:font-weight="bold" style:language-asian="zxx" style:country-asian="none" style:font-weight-asian="bold" style:language-complex="zxx" style:country-complex="none" style:font-weight-complex="bold"/>
    </style:style>
    <style:style style:name="T6" style:family="text">
      <style:text-properties fo:color="#2a6099" fo:language="zxx" fo:country="none" fo:font-weight="bold" style:language-asian="zxx" style:country-asian="none" style:font-weight-asian="bold" style:language-complex="zxx" style:country-complex="none" style:font-weight-complex="bold"/>
    </style:style>
    <style:style style:name="T7" style:family="text">
      <style:text-properties fo:color="#c5000b" fo:language="zxx" fo:country="none" fo:font-weight="bold" style:language-asian="zxx" style:country-asian="none" style:font-weight-asian="bold" style:language-complex="zxx" style:country-complex="none" style:font-weight-complex="bold"/>
    </style:style>
    <style:style style:name="T8" style:family="text">
      <style:text-properties fo:color="#9900ff" fo:language="zxx" fo:country="none" fo:font-weight="bold" style:language-asian="zxx" style:country-asian="none" style:font-weight-asian="bold" style:language-complex="zxx" style:country-complex="none" style:font-weight-complex="bold"/>
    </style:style>
    <style:style style:name="T9" style:family="text">
      <style:text-properties fo:color="#c5000b"/>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000000" fo:font-weight="bold" style:font-weight-asian="bold" style:font-weight-complex="bold"/>
    </style:style>
    <style:style style:name="T12" style:family="text">
      <style:text-properties fo:color="#000000"/>
    </style:style>
    <style:style style:name="T13" style:family="text">
      <style:text-properties fo:color="#c5000b" style:text-underline-style="solid" style:text-underline-width="auto" style:text-underline-color="font-color" fo:font-weight="bold" style:font-weight-asian="bold" style:font-weight-complex="bold"/>
    </style:style>
    <style:style style:name="T14" style:family="text">
      <style:text-properties fo:color="#009933" fo:font-weight="bold" style:font-weight-asian="bold" style:font-weight-complex="bold"/>
    </style:style>
    <style:style style:name="T15" style:family="text">
      <style:text-properties fo:color="#004586" style:text-underline-style="solid" style:text-underline-width="auto" style:text-underline-color="font-color" fo:font-weight="bold" style:font-weight-asian="bold" style:font-weight-complex="bold"/>
    </style:style>
    <style:style style:name="T16" style:family="text">
      <style:text-properties fo:font-family="Arial" style:font-style-name="Italic" style:font-family-generic="swiss" style:font-pitch="variable" fo:font-size="26pt" fo:font-weight="bold" style:font-size-asian="26pt" style:font-weight-asian="bold" style:font-size-complex="26pt" style:font-weight-complex="bold"/>
    </style:style>
    <style:style style:name="T17" style:family="text">
      <style:text-properties fo:color="#000000" fo:font-family="Arial" style:font-style-name="Italic" style:font-family-generic="swiss" style:font-pitch="variable" fo:font-size="26pt" fo:font-weight="bold" style:font-family-asian="TimesNewRomanPSMT" style:font-family-generic-asian="roman" style:font-size-asian="26pt" style:font-weight-asian="bold" style:font-family-complex="TimesNewRomanPSMT" style:font-family-generic-complex="roman" style:font-size-complex="26pt" style:font-weight-complex="bold"/>
    </style:style>
    <style:style style:name="T18" style:family="text">
      <style:text-properties fo:color="#2a609a" fo:font-family="Arial" style:font-style-name="Italic" style:font-family-generic="swiss" style:font-pitch="variable" fo:font-size="26pt" fo:font-weight="bold" style:font-family-asian="TimesNewRomanPSMT" style:font-family-generic-asian="roman" style:font-size-asian="26pt" style:font-weight-asian="bold" style:font-family-complex="TimesNewRomanPSMT" style:font-family-generic-complex="roman" style:font-size-complex="26pt" style:font-weight-complex="bold"/>
    </style:style>
    <style:style style:name="T19" style:family="text">
      <style:text-properties fo:color="#ca211e" fo:font-family="Arial" style:font-style-name="Italic" style:font-family-generic="swiss" style:font-pitch="variable" fo:font-size="26pt" fo:font-weight="bold" style:font-family-asian="TimesNewRomanPSMT" style:font-family-generic-asian="roman" style:font-size-asian="26pt" style:font-weight-asian="bold" style:font-family-complex="TimesNewRomanPSMT" style:font-family-generic-complex="roman" style:font-size-complex="26pt" style:font-weight-complex="bold"/>
    </style:style>
    <style:style style:name="T20"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Ezekiel 40-48</text:p>
          </draw:text-box>
        </draw:frame>
        <draw:frame presentation:style-name="pr2" draw:layer="layout" svg:width="25.199cm" svg:height="13.859cm" svg:x="1.4cm" svg:y="4.914cm" presentation:class="outline" presentation:user-transformed="true">
          <draw:text-box>
            <text:list text:style-name="L2">
              <text:list-item>
                <text:p>Is a tough read</text:p>
              </text:list-item>
              <text:list-item>
                <text:p>Many things repeated which would seem to be very easily summarized</text:p>
              </text:list-item>
              <text:list-item>
                <text:p>The plain reading would look like a physical temple being described</text:p>
              </text:list-item>
              <text:list-item>
                <text:p>Except for a few parts</text:p>
              </text:list-item>
              <text:list-item>
                <text:p>No temple constructed so far meets its descriptio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Setting</text:p>
          </draw:text-box>
        </draw:frame>
        <draw:frame presentation:style-name="pr2" draw:layer="layout" svg:width="25.199cm" svg:height="13.859cm" svg:x="1.4cm" svg:y="4.914cm" presentation:class="outline" presentation:user-transformed="true">
          <draw:text-box>
            <text:list text:style-name="L2">
              <text:list-item>
                <text:p>Ezekiel wrote while Israel was in Babylononian exile</text:p>
              </text:list-item>
              <text:list-item>
                <text:p>He was carried away in a vision to Jerusalem and sees a temple</text:p>
              </text:list-item>
              <text:list-item>
                <text:p>There was no earthly temple standing at the time of the vision</text:p>
              </text:list-item>
              <text:list-item>
                <text:p/>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Lesson Goals</text:p>
          </draw:text-box>
        </draw:frame>
        <draw:frame presentation:style-name="pr2" draw:text-style-name="P1" draw:layer="layout" svg:width="25.199cm" svg:height="13.859cm" svg:x="1.4cm" svg:y="4.914cm" presentation:class="outline">
          <draw:text-box>
            <text:list text:style-name="L2">
              <text:list-item>
                <text:p><text:span text:style-name="T1">What the passage could possibly be about</text:span></text:p>
              </text:list-item>
              <text:list-item>
                <text:p><text:span text:style-name="T1">And what it can't</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What temple did he see?</text:p>
          </draw:text-box>
        </draw:frame>
        <draw:frame presentation:style-name="pr4" draw:layer="layout" svg:width="25.199cm" svg:height="16.103cm" svg:x="1.4cm" svg:y="4.614cm" presentation:class="outline" presentation:user-transformed="true">
          <draw:text-box>
            <text:list text:style-name="L2">
              <text:list-item>
                <text:p>1.) The temple which used to exist?</text:p>
                <text:list>
                  <text:list-item>
                    <text:p>Not likely. The old temple was way smaller.</text:p>
                  </text:list-item>
                  <text:list-item>
                    <text:p>There were men with natural eyes who saw it.<text:line-break/>What would be the point of showing Ezekiel the same thing with a supernatural vision?</text:p>
                  </text:list-item>
                </text:list>
              </text:list-item>
              <text:list-item>
                <text:p>2.) A future temple?</text:p>
                <text:list>
                  <text:list-item>
                    <text:p>When? A temple the Jews would build when they come out of Babylonian exile?</text:p>
                  </text:list-item>
                  <text:list-item>
                    <text:p>No. Zerubbabel's temple didn't match by a long-shot.</text:p>
                  </text:list-item>
                  <text:list-item>
                    <text:p>Many believe the Jews will rebuild the temple in Jerusalem in our futur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Continued...</text:p>
          </draw:text-box>
        </draw:frame>
        <draw:frame presentation:style-name="pr2" draw:layer="layout" svg:width="25.199cm" svg:height="13.859cm" svg:x="1.4cm" svg:y="4.914cm" presentation:class="outline">
          <draw:text-box>
            <text:list text:style-name="L2">
              <text:list-item>
                <text:p>2.) The majority of commentators put Ezekiel 40-48 in a future 1000 year millenial reign of Christ</text:p>
              </text:list-item>
              <text:list-item>
                <text:p>Where Jerusalem will be loved by all on the earth </text:p>
              </text:list-item>
              <text:list-item>
                <text:p>Temple worship will be conducted as described</text:p>
              </text:list-item>
              <text:list-item>
                <text:p>This is a favorite premillenial passag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3.506cm" svg:x="1.4cm" svg:y="0.837cm" presentation:class="title">
          <draw:text-box>
            <text:p><text:span text:style-name="T1">Option 3 – A Spiritual Temple</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3.) The NT calls the Church the temple of the Holy Spirit</text:span></text:p>
              </text:list-item>
              <text:list-item>
                <text:p><text:span text:style-name="T1">The description of the temple is in physical terms (length, width, height...)</text:span></text:p>
              </text:list-item>
              <text:list-item>
                <text:p><text:span text:style-name="T1">Is this temple of the past, present, or future?</text:span></text:p>
              </text:list-item>
              <text:list-item>
                <text:p><text:span text:style-name="T1">If present, it would have to be spiritual</text:span></text:p>
              </text:list-item>
              <text:list-item>
                <text:p><text:span text:style-name="T1"><text:s/></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Spiritual?</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We can't be positive that the temple description is a spiritual one, but there are elements that make us ponder if it is</text:span></text:p>
              </text:list-item>
              <text:list-item>
                <text:p><text:span text:style-name="T1">The tabernacle in Exodus was an earthly representation of heavenly/spiritual things</text:span></text:p>
                <text:list>
                  <text:list-item>
                    <text:p><text:span text:style-name="T1">Based on a pattern as seen on Mt. Sinai</text:span></text:p>
                  </text:list-item>
                  <text:list-item>
                    <text:p><text:span text:style-name="T1">Hebrews tells us repeatedly of the spiritual fulfillments in Christ, His Church, and the kingdom of God from the temple.</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presentation:user-transformed="true">
          <draw:text-box>
            <text:p>NT gives us some pieces,<text:line-break/>but not all</text:p>
          </draw:text-box>
        </draw:frame>
        <draw:frame presentation:style-name="pr2" draw:text-style-name="P1" draw:layer="layout" svg:width="25.199cm" svg:height="13.859cm" svg:x="1.4cm" svg:y="4.914cm" presentation:class="outline">
          <draw:text-box>
            <text:list text:style-name="L2">
              <text:list-item>
                <text:p><text:span text:style-name="T1">We are told repeatedly in the NT that we are a temple of the Holy Spirit</text:span></text:p>
              </text:list-item>
              <text:list-item>
                <text:p><text:span text:style-name="T1">If this temple is future, it could be that the Church, the people of God are what is sybolically portrayed. </text:span></text:p>
              </text:list-item>
              <text:list-item>
                <text:p><text:span text:style-name="T1">It's </text:span><text:span text:style-name="T2">one possibility</text:span><text:span text:style-name="T1">,</text:span><text:span text:style-name="T1"><text:line-break/></text:span><text:span text:style-name="T1">Though we </text:span><text:span text:style-name="T2">can't be certain</text:span><text:span text:style-name="T1"> of it.</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1" draw:layer="layout" svg:width="25.199cm" svg:height="3.506cm" svg:x="1.4cm" svg:y="0.837cm" presentation:class="title">
          <draw:text-box>
            <text:p><text:span text:style-name="T1">Future, physical temple?</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2">If </text:span><text:span text:style-name="T1">the temple is </text:span><text:span text:style-name="T2">physical</text:span><text:span text:style-name="T1">, it </text:span><text:span text:style-name="T2">must be </text:span><text:span text:style-name="T1">a </text:span><text:span text:style-name="T2">future</text:span><text:span text:style-name="T1"> one</text:span></text:p>
              </text:list-item>
              <text:list-item>
                <text:p><text:span text:style-name="T2">Or</text:span><text:span text:style-name="T1"> it could be the temple that </text:span><text:span text:style-name="T2">might have been</text:span><text:span text:style-name="T1">,</text:span><text:span text:style-name="T2"> if </text:span><text:span text:style-name="T1">the Jews were </text:span><text:span text:style-name="T2">faithful</text:span><text:span text:style-name="T1">.</text:span></text:p>
              </text:list-item>
              <text:list-item>
                <text:p><text:span text:style-name="T1">The following passage shows why...</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Did they feel ashamed/dishonored?<text:line-break/>Was there true repentance?</text:p>
          </draw:text-box>
        </draw:frame>
        <draw:frame presentation:style-name="pr5" draw:text-style-name="P1" draw:layer="layout" svg:width="25.199cm" svg:height="15.193cm" svg:x="1.4cm" svg:y="4.914cm" presentation:class="outline" presentation:user-transformed="true">
          <draw:text-box>
            <text:list text:style-name="L2">
              <text:list-item>
                <text:p><text:span text:style-name="T1">Ezekiel 43:</text:span><text:span text:style-name="T1"><text:line-break/></text:span><text:span text:style-name="T1">10. </text:span><text:span text:style-name="T3">“As for you, son of man, [fn]describe the house of Yahweh to the house of Israel, that they may feel dishonor for their iniquities; and let them measure the [fn]plan.</text:span><text:span text:style-name="T1"><text:line-break/></text:span><text:span text:style-name="T1">11. </text:span><text:span text:style-name="T3">“</text:span><text:span text:style-name="T4">If</text:span><text:span text:style-name="T3"> </text:span><text:span text:style-name="T2">they feel dishonor for all that they have done</text:span><text:span text:style-name="T3">, </text:span><text:span text:style-name="T2">make known</text:span><text:span text:style-name="T3"> to them the [fn]</text:span><text:span text:style-name="T2">design</text:span><text:span text:style-name="T3"> of the house, its structure, its exits, its entrances, all its designs, all its statutes[fn], and all its laws. And write it in their sight so that they may keep its whole [fn]design and all its statutes and do them.</text:spa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6" draw:text-style-name="P1" draw:layer="layout" svg:width="25.199cm" svg:height="17.193cm" svg:x="1.301cm" svg:y="3.807cm" presentation:class="outline" presentation:user-transformed="true">
          <draw:text-box>
            <text:list text:style-name="L2">
              <text:list-item>
                <text:p><text:span text:style-name="T2">If </text:span><text:span text:style-name="T1">there was true </text:span><text:span text:style-name="T2">repentance</text:span></text:p>
              </text:list-item>
              <text:list-item>
                <text:p><text:span text:style-name="T1">That </text:span><text:span text:style-name="T2">would have been</text:span><text:span text:style-name="T1"> the temple God would have had built</text:span></text:p>
              </text:list-item>
              <text:list-item>
                <text:p><text:span text:style-name="T1">There are reasons we will state later which will ask "</text:span><text:span text:style-name="T2">what if Jews</text:span><text:span text:style-name="T1"> are </text:span><text:span text:style-name="T2">repentant</text:span><text:span text:style-name="T1"> in the </text:span><text:span text:style-name="T2">future</text:span><text:span text:style-name="T1">"</text:span></text:p>
              </text:list-item>
              <text:list-item>
                <text:p><text:span text:style-name="T1">But </text:span><text:span text:style-name="T4">this</text:span><text:span text:style-name="T1"> passage was an "</text:span><text:span text:style-name="T2">If</text:span><text:span text:style-name="T1">" for the </text:span><text:span text:style-name="T2">Jews</text:span><text:span text:style-name="T1"> who returned </text:span><text:span text:style-name="T2">from Babylon</text:span><text:span text:style-name="T1">; </text:span><text:span text:style-name="T2">how would we know</text:span><text:span text:style-name="T1"> this applies to </text:span><text:span text:style-name="T2">future</text:span><text:span text:style-name="T1"> Jews? Does it matter that there is a New Covenant?</text:span></text:p>
              </text:list-item>
              <text:list-item>
                <text:p><text:span text:style-name="T1">Is a new temple part of the Abrahamic covenant?</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506cm" svg:x="1.4cm" svg:y="0.837cm" presentation:class="title">
          <draw:text-box>
            <text:p><text:span text:style-name="T2">Where they</text:span><text:span text:style-name="T1"> repentant?</text:span></text:p>
          </draw:text-box>
        </draw:frame>
        <draw:frame presentation:style-name="pr7" draw:text-style-name="P1" draw:layer="layout" svg:width="25.199cm" svg:height="15.161cm" svg:x="1.4cm" svg:y="4.914cm" presentation:class="outline" presentation:user-transformed="true">
          <draw:text-box>
            <text:list text:style-name="L2">
              <text:list-item>
                <text:p><text:span text:style-name="T1">When the Jews did return from Babylon, it was </text:span><text:span text:style-name="T2">a small number</text:span><text:span text:style-name="T1"> who </text:span><text:span text:style-name="T2">returned</text:span></text:p>
              </text:list-item>
              <text:list-item>
                <text:p><text:span text:style-name="T1">Most didn't care to leave Babylon</text:span></text:p>
              </text:list-item>
              <text:list-item>
                <text:p><text:span text:style-name="T1">That </text:span><text:span text:style-name="T2">might not</text:span><text:span text:style-name="T1"> have been a complete </text:span><text:span text:style-name="T2">enough repentance</text:span><text:span text:style-name="T1"> to meet the "if"</text:span></text:p>
              </text:list-item>
              <text:list-item>
                <text:p><text:span text:style-name="T2">The rich</text:span><text:span text:style-name="T1"> who did return </text:span><text:span text:style-name="T2">oppressed</text:span><text:span text:style-name="T1"> the poor</text:span></text:p>
              </text:list-item>
              <text:list-item>
                <text:p><text:span text:style-name="T2">Jews</text:span><text:span text:style-name="T1"> were </text:span><text:span text:style-name="T2">divorcing</text:span><text:span text:style-name="T1"> their </text:span><text:span text:style-name="T2">Jewish wives </text:span><text:span text:style-name="T1">and marrying Gentile women.</text:span></text:p>
              </text:list-item>
              <text:list-item>
                <text:p><text:span text:style-name="T1">Nehemiah and Ezra had to apply discipline to those who did return</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8" draw:text-style-name="P1" draw:layer="layout" svg:width="25.199cm" svg:height="15.927cm" svg:x="1.4cm" svg:y="4.914cm" presentation:class="outline" presentation:user-transformed="true">
          <draw:text-box>
            <text:list text:style-name="L2">
              <text:list-item>
                <text:p><text:span text:style-name="T1">Since there wasn't a complete repentance and turning of the people,</text:span></text:p>
              </text:list-item>
              <text:list-item>
                <text:p><text:span text:style-name="T2">Perhaps that disqualified</text:span><text:span text:style-name="T1"> the temple described from every being built</text:span></text:p>
              </text:list-item>
              <text:list-item>
                <text:p><text:span text:style-name="T1">This is one possible explanation for Ezekiel 40-48</text:span></text:p>
              </text:list-item>
              <text:list-item>
                <text:p><text:span text:style-name="T2">If that is the case</text:span><text:span text:style-name="T1">, you don't have to look for a future temple or a spiritual fulfillment</text:span></text:p>
              </text:list-item>
              <text:list-item>
                <text:p><text:span text:style-name="T1">Even with a hypothetical, the description of the temple has spiritual types scattered throughout it</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Spiritual Foreshadows/types</text:p>
          </draw:text-box>
        </draw:frame>
        <draw:frame presentation:style-name="pr9" draw:text-style-name="P1" draw:layer="layout" svg:width="25.199cm" svg:height="14.161cm" svg:x="1.4cm" svg:y="4.914cm" presentation:class="outline" presentation:user-transformed="true">
          <draw:text-box>
            <text:list text:style-name="L2">
              <text:list-item>
                <text:p><text:span text:style-name="T1">Chapter 47 waters issuing out from under the threshold of the temple door</text:span></text:p>
              </text:list-item>
              <text:list-item>
                <text:p><text:span text:style-name="T1">It would be an amazing thing for a river to come from under a building</text:span></text:p>
              </text:list-item>
              <text:list-item>
                <text:p><text:span text:style-name="T1">The river flows from out of the temple to the dead sea, and the dead sea comes to life</text:span></text:p>
              </text:list-item>
              <text:list-item>
                <text:p><text:span text:style-name="T1">Ezekiel 47:9</text:span><text:span text:style-name="T1"><text:line-break/></text:span><text:span text:style-name="T1">...</text:span><text:span text:style-name="T3">so everything will live where the river goes.</text:span><text:span text:style-name="T1"><text:line-break/></text:span><text:span text:style-name="T1"> </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6" draw:text-style-name="P1" draw:layer="layout" svg:width="25.199cm" svg:height="17.193cm" svg:x="1.4cm" svg:y="4.914cm" presentation:class="outline" presentation:user-transformed="true">
          <draw:text-box>
            <text:list text:style-name="L2">
              <text:list-item>
                <text:p><text:span text:style-name="T1">There are trees growing on both sides of the river</text:span><text:span text:style-name="T1"><text:line-break/></text:span><text:span text:style-name="T3">Ezekiel 47:12</text:span></text:p>
              </text:list-item>
              <text:list-item>
                <text:p><text:span text:style-name="T2">The trees</text:span><text:span text:style-name="T1"> and </text:span><text:span text:style-name="T2">their fruit</text:span><text:span text:style-name="T1">, and the </text:span><text:span text:style-name="T2">river</text:span><text:span text:style-name="T1"> are seen again </text:span><text:span text:style-name="T2">in Revelation</text:span><text:span text:style-name="T1"> as part of the </text:span><text:span text:style-name="T2">New Heavens and the New Earth</text:span><text:span text:style-name="T1"> (</text:span><text:span text:style-name="T3">Revelation 22</text:span><text:span text:style-name="T1">)</text:span></text:p>
              </text:list-item>
              <text:list-item>
                <text:p><text:span text:style-name="T1">In Ezekiel, the </text:span><text:span text:style-name="T2">river gets deeper</text:span><text:span text:style-name="T1">, the </text:span><text:span text:style-name="T2">farther</text:span><text:span text:style-name="T1"> </text:span><text:span text:style-name="T2">out</text:span><text:span text:style-name="T1"> it goes (47:3-4)</text:span></text:p>
              </text:list-item>
              <text:list-item>
                <text:p><text:span text:style-name="T2">Natural rivers</text:span><text:span text:style-name="T1"> don't start as a trickle, then </text:span><text:span text:style-name="T2">increase</text:span><text:span text:style-name="T1"> in </text:span><text:span text:style-name="T2">depth</text:span><text:span text:style-name="T1"> </text:span><text:span text:style-name="T2">as you go</text:span><text:span text:style-name="T1"> along it.</text:span></text:p>
              </text:list-item>
              <text:list-item>
                <text:p><text:span text:style-name="T1">This is a </text:span><text:span text:style-name="T2">supernatural</text:span><text:span text:style-name="T1"> river</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Temple river</text:span></text:p>
          </draw:text-box>
        </draw:frame>
        <draw:frame presentation:style-name="pr2" draw:layer="layout" svg:width="25.199cm" svg:height="13.859cm" svg:x="1.4cm" svg:y="4.914cm" presentation:class="outline" presentation:user-transformed="true">
          <draw:text-box>
            <text:list text:style-name="L2">
              <text:list-item>
                <text:p><text:span text:style-name="T1">Ezekiel talks about </text:span><text:span text:style-name="T4">water</text:span><text:span text:style-name="T1"> coming out of the </text:span><text:span text:style-name="T2">temple</text:span><text:span text:style-name="T1">. </text:span></text:p>
              </text:list-item>
              <text:list-item>
                <text:p><text:span text:style-name="T1">Zechariah talks about </text:span><text:span text:style-name="T4">living waters</text:span><text:span text:style-name="T1"> coming out of </text:span><text:span text:style-name="T2">Jerusalem</text:span><text:span text:style-name="T1">.</text:span></text:p>
              </text:list-item>
              <text:list-item>
                <text:p><text:span text:style-name="T1">Zechariah 14:8</text:span><text:span text:style-name="T1"><text:line-break/></text:span><text:span text:style-name="T3">And it will be </text:span><text:span text:style-name="T2">in that day</text:span><text:span text:style-name="T3">, that </text:span><text:span text:style-name="T4">living waters</text:span><text:span text:style-name="T2"> will flow out of Jerusalem</text:span><text:span text:style-name="T3">, half of them toward the eastern sea and the other half toward the western sea; it will be in summer as well as in winter.</text:spa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outline">
          <draw:text-box>
            <text:list text:style-name="L2">
              <text:list-item>
                <text:p><text:span text:style-name="T1">This river tips us off that there may be some supernatural meaning of this passage instead of only being understood as an only physical interpretation.</text:span></text:p>
              </text:list-item>
              <text:list-item>
                <text:p><text:span text:style-name="T4">Natural rivers</text:span><text:span text:style-name="T1"> don't start from under buildings or flow from cities where they didn't exist before</text:span></text:p>
              </text:list-item>
              <text:list-item>
                <text:p><text:span text:style-name="T2">Jesus</text:span><text:span text:style-name="T1"> says something about </text:span><text:span text:style-name="T4">living water</text:span><text:span text:style-name="T1"> in </text:span><text:span text:style-name="T1"><text:line-break/></text:span><text:span text:style-name="T1">John 7...</text:span></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text-style-name="P1" draw:layer="layout" svg:width="25.199cm" svg:height="3.506cm" svg:x="1.4cm" svg:y="0.837cm" presentation:class="title">
          <draw:text-box>
            <text:p><text:span text:style-name="T1">If a present spiritual reality - </text:span><text:span text:style-name="T1"><text:line-break/></text:span><text:span text:style-name="T1">a possible meaning</text:span></text:p>
          </draw:text-box>
        </draw:frame>
        <draw:frame presentation:style-name="pr5" draw:text-style-name="P1" draw:layer="layout" svg:width="27cm" svg:height="15.193cm" svg:x="0.5cm" svg:y="4.914cm" presentation:class="outline" presentation:user-transformed="true">
          <draw:text-box>
            <text:list text:style-name="L2">
              <text:list-item>
                <text:p><text:span text:style-name="T1">John 7</text:span><text:span text:style-name="T1"><text:line-break/></text:span><text:span text:style-name="T5">37. "</text:span><text:span text:style-name="T6">Now on the last day, the great [day] of the feast, Jesus stood and cried out, saying, "If anyone is thirsty, let him come to Me and drink.</text:span><text:span text:style-name="T5">"</text:span><text:span text:style-name="T5"><text:line-break/></text:span><text:span text:style-name="T5">38. "</text:span><text:span text:style-name="T6">"</text:span><text:span text:style-name="T7">He </text:span><text:span text:style-name="T6">who </text:span><text:span text:style-name="T7">believes in Me</text:span><text:span text:style-name="T6">, as the Scripture said, '</text:span><text:span text:style-name="T7">From</text:span><text:span text:style-name="T6"> his </text:span><text:span text:style-name="T7">innermost being</text:span><text:span text:style-name="T6"> will </text:span><text:span text:style-name="T7">flow</text:span><text:span text:style-name="T6"> </text:span><text:span text:style-name="T8">rivers</text:span><text:span text:style-name="T7"> of </text:span><text:span text:style-name="T8">living water</text:span><text:span text:style-name="T6">.'"</text:span><text:span text:style-name="T5">"</text:span><text:span text:style-name="T5"><text:line-break/></text:span><text:span text:style-name="T5">39. "</text:span><text:span text:style-name="T6">But this </text:span><text:span text:style-name="T7">He spoke of the</text:span><text:span text:style-name="T6"> </text:span><text:span text:style-name="T8">Spirit</text:span><text:span text:style-name="T6">, whom those who believed in Him were going to receive; for the Spirit was not yet [given], because Jesus was not yet glorified.</text:span><text:span text:style-name="T5">"</text:span></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237cm" presentation:class="title" presentation:user-transformed="true">
          <draw:text-box>
            <text:p>Several reasons the temple could<text:line-break/>not be a future physical temple</text:p>
          </draw:text-box>
        </draw:frame>
        <draw:frame presentation:style-name="pr9" draw:text-style-name="P1" draw:layer="layout" svg:width="25.199cm" svg:height="14.161cm" svg:x="1.4cm" svg:y="4.114cm" presentation:class="outline" presentation:user-transformed="true">
          <draw:text-box>
            <text:list text:style-name="L2">
              <text:list-item>
                <text:p><text:span text:style-name="T1">The life of the </text:span><text:span text:style-name="T2">priests</text:span><text:span text:style-name="T1"> in the temple is described:</text:span></text:p>
              </text:list-item>
              <text:list-item>
                <text:p><text:span text:style-name="T1">Ezekiel 44:42</text:span><text:span text:style-name="T1"><text:line-break/></text:span><text:span text:style-name="T1">"</text:span><text:span text:style-name="T3">“And</text:span><text:span text:style-name="T2"> they shall not</text:span><text:span text:style-name="T3"> [fn]</text:span><text:span text:style-name="T2">take</text:span><text:span text:style-name="T3"> a </text:span><text:span text:style-name="T2">widow</text:span><text:span text:style-name="T3"> or a </text:span><text:span text:style-name="T2">divorced woman</text:span><text:span text:style-name="T3"> as a </text:span><text:span text:style-name="T2">wife</text:span><text:span text:style-name="T3"> but shall </text:span><text:span text:style-name="T2">take</text:span><text:span text:style-name="T3"> </text:span><text:span text:style-name="T2">virgins</text:span><text:span text:style-name="T3"> from the seed of the house of Israel </text:span><text:span text:style-name="T2">or a widow </text:span><text:span text:style-name="T3">who is the widow </text:span><text:span text:style-name="T2">of a priest</text:span><text:span text:style-name="T3">.</text:span><text:span text:style-name="T1">"</text:span></text:p>
              </text:list-item>
              <text:list-item>
                <text:p><text:span text:style-name="T1">This is a description of priests</text:span></text:p>
              </text:list-item>
              <text:list-item>
                <text:p><text:span text:style-name="T1">The "widow of a priest"?</text:span><text:span text:style-name="T1"><text:line-break/></text:span><text:span text:style-name="T1">A widow was a woman whose husband died.</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0" draw:text-style-name="P1" draw:layer="layout" svg:width="25.199cm" svg:height="16.959cm" svg:x="1.4cm" svg:y="4.914cm" presentation:class="outline" presentation:user-transformed="true">
          <draw:text-box>
            <text:list text:style-name="L2">
              <text:list-item>
                <text:p><text:span text:style-name="T1">Ezekiel 47:22</text:span><text:span text:style-name="T1"><text:line-break/></text:span><text:span text:style-name="T1">"</text:span><text:span text:style-name="T3">“And it will be that you shall </text:span><text:span text:style-name="T2">divide</text:span><text:span text:style-name="T3"> it by lot for an </text:span><text:span text:style-name="T2">inheritance</text:span><text:span text:style-name="T3"> </text:span><text:span text:style-name="T2">among you</text:span><text:span text:style-name="T3">rselves </text:span><text:span text:style-name="T2">and</text:span><text:span text:style-name="T3"> among the </text:span><text:span text:style-name="T4">sojourners</text:span><text:span text:style-name="T3"> who sojourn in your midst, </text:span><text:span text:style-name="T2">who </text:span><text:span text:style-name="T4">bring forth sons</text:span><text:span text:style-name="T2"> in your midst</text:span><text:span text:style-name="T3">. And they shall be to you as the native-born among the sons of Israel. They shall be allotted an inheritance with you among the tribes of Israel.</text:span><text:span text:style-name="T1">"</text:span></text:p>
              </text:list-item>
              <text:list-item>
                <text:p><text:span text:style-name="T1">This is a description of foreigners/aliens/sojourners/Gentiles who live among Israel </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3.859cm" svg:x="1.4cm" svg:y="4.914cm" presentation:class="outline">
          <draw:text-box>
            <text:list text:style-name="L2">
              <text:list-item>
                <text:p><text:span text:style-name="T1">In both cases, there is a reference to family life and marriage</text:span></text:p>
              </text:list-item>
              <text:list-item>
                <text:p><text:span text:style-name="T1">There are 2 problems </text:span></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Problems why Ezekiel 40-48<text:line-break/>can't be after Christ's return</text:p>
          </draw:text-box>
        </draw:frame>
        <draw:frame presentation:style-name="pr2" draw:text-style-name="P2" draw:layer="layout" svg:width="25.199cm" svg:height="13.859cm" svg:x="1.4cm" svg:y="4.914cm" presentation:class="outline">
          <draw:text-box>
            <text:list text:style-name="L2">
              <text:list-item>
                <text:p><text:span text:style-name="T9">Death and Marriage</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Problem 1 - <text:span text:style-name="T9">Death and Marriage</text:span></text:p>
          </draw:text-box>
        </draw:frame>
        <draw:frame presentation:style-name="pr11" draw:text-style-name="P1" draw:layer="layout" svg:width="26.5cm" svg:height="15.693cm" svg:x="0.5cm" svg:y="4.914cm" presentation:class="outline" presentation:user-transformed="true">
          <draw:text-box>
            <text:list text:style-name="L2">
              <text:list-item>
                <text:p><text:span text:style-name="T1">Luke 20:34-36</text:span><text:span text:style-name="T1"><text:line-break/></text:span><text:span text:style-name="T1">34. "</text:span><text:span text:style-name="T3">And Jesus said to them, "The sons of </text:span><text:span text:style-name="T2">this age</text:span><text:span text:style-name="T3"> </text:span><text:span text:style-name="T2">marry</text:span><text:span text:style-name="T3"> and are given in marriage,</text:span><text:span text:style-name="T1">"</text:span><text:span text:style-name="T1"><text:line-break/></text:span><text:span text:style-name="T1">35. "</text:span><text:span text:style-name="T3">but </text:span><text:span text:style-name="T2">those</text:span><text:span text:style-name="T3"> who are considered worthy to attain to </text:span><text:span text:style-name="T2">that age</text:span><text:span text:style-name="T3"> and the </text:span><text:span text:style-name="T2">resurrection</text:span><text:span text:style-name="T3"> from the dead, </text:span><text:span text:style-name="T4">neither marry</text:span><text:span text:style-name="T3"> </text:span><text:span text:style-name="T2">nor</text:span><text:span text:style-name="T3"> are </text:span><text:span text:style-name="T4">given in marriage</text:span><text:span text:style-name="T3">.</text:span><text:span text:style-name="T1">"</text:span><text:span text:style-name="T1"><text:line-break/></text:span><text:span text:style-name="T1">36. "</text:span><text:span text:style-name="T3">"For </text:span><text:span text:style-name="T2">they </text:span><text:span text:style-name="T4">cannot</text:span><text:span text:style-name="T2"> even </text:span><text:span text:style-name="T4">die</text:span><text:span text:style-name="T2"> anymore</text:span><text:span text:style-name="T3">, because they are </text:span><text:span text:style-name="T2">like angels</text:span><text:span text:style-name="T3"> and are sons of God, being sons of the resurrection.</text:span><text:span text:style-name="T1">"</text:span></text:p>
              </text:list-item>
              <text:list-item>
                <text:p><text:span text:style-name="T2">When Christ returns</text:span><text:span text:style-name="T1">, </text:span><text:span text:style-name="T4">marriage</text:span><text:span text:style-name="T1"> will be </text:span><text:span text:style-name="T2">no more</text:span><text:span text:style-name="T1"> </text:span><text:span text:style-name="T10">for those</text:span><text:span text:style-name="T1"> who are </text:span><text:span text:style-name="T10">resurrected</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9" draw:text-style-name="P1" draw:layer="layout" svg:width="25.199cm" svg:height="14.161cm" svg:x="1.4cm" svg:y="4.914cm" presentation:class="outline" presentation:user-transformed="true">
          <draw:text-box>
            <text:list text:style-name="L2">
              <text:list-item>
                <text:p><text:span text:style-name="T1">Some who argue for a 1000 year earthly millenial reign of Christ say that only the "tribulation saints" who survived a 7 year Great Tribulation can reproduce</text:span></text:p>
              </text:list-item>
              <text:list-item>
                <text:p><text:span text:style-name="T1">But </text:span><text:span text:style-name="T2">those</text:span><text:span text:style-name="T1"> who are </text:span><text:span text:style-name="T2">resurrected</text:span><text:span text:style-name="T1"> </text:span><text:span text:style-name="T2">cannot reproduce</text:span></text:p>
              </text:list-item>
              <text:list-item>
                <text:p><text:span text:style-name="T1">The passages we read show Jews(priests) </text:span><text:span text:style-name="T4">marrying</text:span><text:span text:style-name="T1"> and </text:span><text:span text:style-name="T4">divorcing</text:span></text:p>
              </text:list-item>
              <text:list-item>
                <text:p><text:span text:style-name="T2">Gentile proselytes</text:span><text:span text:style-name="T1"> are </text:span><text:span text:style-name="T2">bearing children</text:span><text:span text:style-name="T1">, which implies </text:span><text:span text:style-name="T4">marriage</text:span><text:span text:style-name="T1"> and </text:span><text:span text:style-name="T4">death</text:span><text:span text:style-name="T1">.</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2" draw:text-style-name="P1" draw:layer="layout" svg:width="25.199cm" svg:height="16.193cm" svg:x="1.4cm" svg:y="4.614cm" presentation:class="outline" presentation:user-transformed="true">
          <draw:text-box>
            <text:list text:style-name="L2">
              <text:list-item>
                <text:p><text:span text:style-name="T1">1 Corinthians 15:54</text:span><text:span text:style-name="T1"><text:line-break/></text:span><text:span text:style-name="T1">"</text:span><text:span text:style-name="T3">But </text:span><text:span text:style-name="T2">when </text:span><text:span text:style-name="T3">this </text:span><text:span text:style-name="T2">corruptible puts on</text:span><text:span text:style-name="T3"> the </text:span><text:span text:style-name="T2">incorruptible</text:span><text:span text:style-name="T3">, and </text:span><text:span text:style-name="T2">this mortal</text:span><text:span text:style-name="T3"> puts on </text:span><text:span text:style-name="T2">immortality</text:span><text:span text:style-name="T3">, then will come about the word that is written, “</text:span><text:span text:style-name="T2">DEATH</text:span><text:span text:style-name="T3"> IS </text:span><text:span text:style-name="T2">SWALLOWED UP</text:span><text:span text:style-name="T3"> in victory.</text:span><text:span text:style-name="T11">"</text:span></text:p>
              </text:list-item>
              <text:list-item>
                <text:p><text:span text:style-name="T2">When</text:span><text:span text:style-name="T1"> this corruptible body puts on the incorruptable, </text:span><text:span text:style-name="T2">resurrected</text:span><text:span text:style-name="T1"> body, </text:span><text:span text:style-name="T2">death</text:span><text:span text:style-name="T1"> will be </text:span><text:span text:style-name="T2">no more</text:span></text:p>
              </text:list-item>
              <text:list-item>
                <text:p><text:span text:style-name="T1">So this Ezekiel passage couldn't be speaking of something after the coming of Christ</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Problems why Ezekiel 40-48<text:line-break/>can't be after Christ's return</text:p>
          </draw:text-box>
        </draw:frame>
        <draw:frame presentation:style-name="pr2" draw:text-style-name="P2" draw:layer="layout" svg:width="25.199cm" svg:height="13.859cm" svg:x="1.4cm" svg:y="4.914cm" presentation:class="outline">
          <draw:text-box>
            <text:list text:style-name="L2">
              <text:list-item>
                <text:p><text:span text:style-name="T12">Death and Marriage</text:span></text:p>
              </text:list-item>
              <text:list-item>
                <text:p><text:span text:style-name="T9">Physical circumcision is brought back</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Problem 2</text:p>
          </draw:text-box>
        </draw:frame>
        <draw:frame presentation:style-name="pr13" draw:text-style-name="P1" draw:layer="layout" svg:width="25.199cm" svg:height="14.927cm" svg:x="1.4cm" svg:y="4.914cm" presentation:class="outline" presentation:user-transformed="true">
          <draw:text-box>
            <text:list text:style-name="L2">
              <text:list-item>
                <text:p><text:span text:style-name="T1">Ezekiel 44:9</text:span><text:span text:style-name="T1"><text:line-break/></text:span><text:span text:style-name="T1">"</text:span><text:span text:style-name="T3">‘Thus says Lord Yahweh, “</text:span><text:span text:style-name="T2">No foreigner</text:span><text:span text:style-name="T3">, uncircumcised in heart and </text:span><text:span text:style-name="T2">uncircumcised in flesh</text:span><text:span text:style-name="T3">, of all the foreigners who are among the sons of Israel, </text:span><text:span text:style-name="T2">shall enter My sanctuary</text:span><text:span text:style-name="T3">.</text:span><text:span text:style-name="T1">"</text:span></text:p>
              </text:list-item>
              <text:list-item>
                <text:p><text:span text:style-name="T1">One must be circumcised physically in order to enter the temple</text:span></text:p>
              </text:list-item>
              <text:list-item>
                <text:p><text:span text:style-name="T1">Galatians 5:6</text:span><text:span text:style-name="T1"><text:line-break/></text:span><text:span text:style-name="T1">"</text:span><text:span text:style-name="T3">For </text:span><text:span text:style-name="T2">in Christ</text:span><text:span text:style-name="T3"> Jesus </text:span><text:span text:style-name="T2">neither circumcision nor uncircumcision means anything</text:span><text:span text:style-name="T3">, but faith working through love.</text:span><text:span text:style-name="T1">"</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3" draw:text-style-name="P1" draw:layer="layout" svg:width="25.199cm" svg:height="14.927cm" svg:x="1.4cm" svg:y="4.914cm" presentation:class="outline" presentation:user-transformed="true">
          <draw:text-box>
            <text:list text:style-name="L2">
              <text:list-item>
                <text:p><text:span text:style-name="T1">Per Galatians,</text:span><text:span text:style-name="T1"><text:line-break/></text:span><text:span text:style-name="T1">Physical circumcision has no relevance to God for those in Christ.</text:span></text:p>
              </text:list-item>
              <text:list-item>
                <text:p><text:span text:style-name="T1">If God doesn't care about now, why would God care about it later?</text:span></text:p>
              </text:list-item>
              <text:list-item>
                <text:p><text:span text:style-name="T1">1 Corinthians 7:19</text:span><text:span text:style-name="T1"><text:line-break/></text:span><text:span text:style-name="T1">"</text:span><text:span text:style-name="T2">Circumcision is nothing</text:span><text:span text:style-name="T3">, and </text:span><text:span text:style-name="T2">uncircumcision is nothing</text:span><text:span text:style-name="T3">, but </text:span><text:span text:style-name="T2">what matters</text:span><text:span text:style-name="T3"> is the </text:span><text:span text:style-name="T2">keeping</text:span><text:span text:style-name="T3"> of the </text:span><text:span text:style-name="T2">commandments of God</text:span><text:span text:style-name="T3">.</text:span><text:span text:style-name="T1">"</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4" draw:text-style-name="P1" draw:layer="layout" svg:width="25.199cm" svg:height="14.427cm" svg:x="1.4cm" svg:y="4.914cm" presentation:class="outline" presentation:user-transformed="true">
          <draw:text-box>
            <text:list text:style-name="L2">
              <text:list-item>
                <text:p><text:span text:style-name="T1">Galatians 6:15</text:span><text:span text:style-name="T1"><text:line-break/></text:span><text:span text:style-name="T1">"</text:span><text:span text:style-name="T3">For </text:span><text:span text:style-name="T2">neither</text:span><text:span text:style-name="T3"> is </text:span><text:span text:style-name="T2">circumcision</text:span><text:span text:style-name="T3"> anything, </text:span><text:span text:style-name="T2">nor</text:span><text:span text:style-name="T3"> </text:span><text:span text:style-name="T2">uncircumcision</text:span><text:span text:style-name="T3">, but a new [fn]creation.</text:span><text:span text:style-name="T1">"</text:span></text:p>
              </text:list-item>
              <text:list-item>
                <text:p><text:span text:style-name="T1">Romans 2:28-29</text:span><text:span text:style-name="T1"><text:line-break/></text:span><text:span text:style-name="T1">28. "</text:span><text:span text:style-name="T3">For he is not a Jew who is one outwardly, nor is circumcision that which is outward in the flesh.</text:span><text:span text:style-name="T1">"</text:span><text:span text:style-name="T1"><text:line-break/></text:span><text:span text:style-name="T1">29. "</text:span><text:span text:style-name="T3">But </text:span><text:span text:style-name="T2">he is a Jew who is one inwardly</text:span><text:span text:style-name="T3">; and </text:span><text:span text:style-name="T2">circumcision</text:span><text:span text:style-name="T3"> is that which is </text:span><text:span text:style-name="T2">of the heart</text:span><text:span text:style-name="T3">, </text:span><text:span text:style-name="T2">by the Spirit</text:span><text:span text:style-name="T3">, </text:span><text:span text:style-name="T2">not</text:span><text:span text:style-name="T3"> by </text:span><text:span text:style-name="T2">the letter</text:span><text:span text:style-name="T3">; and his praise is not from men, but from God.</text:span><text:span text:style-name="T1">"</text:spa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5" draw:layer="layout" svg:width="25.199cm" svg:height="16.693cm" svg:x="1.4cm" svg:y="4.014cm" presentation:class="outline" presentation:user-transformed="true">
          <draw:text-box>
            <text:list text:style-name="L2">
              <text:list-item>
                <text:p><text:span text:style-name="T1">In the New Covenant, circumcision is spiritual, not physical</text:span></text:p>
              </text:list-item>
              <text:list-item>
                <text:p>Recall <text:span text:style-name="T1">Ezekiel 44:9</text:span><text:span text:style-name="T1"><text:line-break/></text:span><text:span text:style-name="T1">"</text:span><text:span text:style-name="T3">‘Thus says Lord Yahweh, “</text:span><text:span text:style-name="T2">No foreigner</text:span><text:span text:style-name="T3">, uncircumcised in heart and </text:span><text:span text:style-name="T2">uncircumcised in flesh</text:span><text:span text:style-name="T3">, of all the foreigners who are among the sons of Israel, </text:span><text:span text:style-name="T2">shall enter My sanctuary</text:span><text:span text:style-name="T3">.</text:span><text:span text:style-name="T1">"</text:span></text:p>
              </text:list-item>
              <text:list-item>
                <text:p><text:span text:style-name="T1">It would be </text:span><text:span text:style-name="T4">inconsistent</text:span><text:span text:style-name="T1"> with </text:span><text:span text:style-name="T4">NT teaching</text:span><text:span text:style-name="T1"> to </text:span><text:span text:style-name="T2">go back to</text:span><text:span text:style-name="T1"> a </text:span><text:span text:style-name="T2">physical type</text:span><text:span text:style-name="T1"> which has a spiritual </text:span><text:span text:style-name="T2">fulfillment</text:span><text:span text:style-name="T1"> in Christ.</text:span></text:p>
              </text:list-item>
              <text:list-item>
                <text:p><text:span text:style-name="T1">The law was a shadow with a temporary function as a school master till Christ came</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1" draw:text-style-name="P1" draw:layer="layout" svg:width="25.199cm" svg:height="3.506cm" svg:x="1.4cm" svg:y="0.837cm" presentation:class="title">
          <draw:text-box>
            <text:p><text:span text:style-name="T1">A hypothetical temple?</text:span></text:p>
          </draw:text-box>
        </draw:frame>
        <draw:frame presentation:style-name="pr2" draw:text-style-name="P1" draw:layer="layout" svg:width="25.199cm" svg:height="13.859cm" svg:x="1.4cm" svg:y="4.914cm" presentation:class="outline">
          <draw:text-box>
            <text:list text:style-name="L2">
              <text:list-item>
                <text:p><text:span text:style-name="T2">If </text:span><text:span text:style-name="T1">this temple was a </text:span><text:span text:style-name="T2">hypothetical</text:span><text:span text:style-name="T1">/possible one which the Jews who returned from Babylon </text:span><text:span text:style-name="T2">could have had</text:span><text:span text:style-name="T1">, </text:span></text:p>
              </text:list-item>
              <text:list-item>
                <text:p><text:span text:style-name="T2">then</text:span><text:span text:style-name="T1"> it makes </text:span><text:span text:style-name="T2">perfect sense</text:span><text:span text:style-name="T1"> that God would have </text:span><text:span text:style-name="T2">Old Covenant requirement</text:span><text:span text:style-name="T1"> still baked into the system of worship</text:span></text:p>
              </text:list-item>
              <text:list-item>
                <text:p><text:span text:style-name="T1">And for there to be </text:span><text:span text:style-name="T2">marriage and death</text:span></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draw:text-box>
            <text:p>Problems why Ezekiel 40-48<text:line-break/>can't be after Christ's return</text:p>
          </draw:text-box>
        </draw:frame>
        <draw:frame presentation:style-name="pr2" draw:text-style-name="P2" draw:layer="layout" svg:width="25.199cm" svg:height="13.859cm" svg:x="1.4cm" svg:y="4.914cm" presentation:class="outline">
          <draw:text-box>
            <text:list text:style-name="L2">
              <text:list-item>
                <text:p><text:span text:style-name="T12">Death and Marriage</text:span></text:p>
              </text:list-item>
              <text:list-item>
                <text:p><text:span text:style-name="T12">Physical circumcision is brought back</text:span></text:p>
              </text:list-item>
              <text:list-item>
                <text:p><text:span text:style-name="T9">Sacrifices for sins</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outline">
          <draw:text-box>
            <text:list text:style-name="L2">
              <text:list-item>
                <text:p><text:span text:style-name="T1">Ezekiel 40:38-39</text:span><text:span text:style-name="T1"><text:line-break/></text:span><text:span text:style-name="T1">38. "</text:span><text:span text:style-name="T3">A chamber with its doorway was by the side pillars at the gates; there they rinse the </text:span><text:span text:style-name="T2">burnt offering</text:span><text:span text:style-name="T3">.</text:span><text:span text:style-name="T1">"</text:span><text:span text:style-name="T1"><text:line-break/></text:span><text:span text:style-name="T1">39. "</text:span><text:span text:style-name="T3">In the porch of the gate were two tables on each side, on which to slaughter the </text:span><text:span text:style-name="T2">burnt offering</text:span><text:span text:style-name="T3">, the </text:span><text:span text:style-name="T2">sin offering</text:span><text:span text:style-name="T3"> and the </text:span><text:span text:style-name="T2">guilt offering</text:span><text:span text:style-name="T3">.</text:span><text:span text:style-name="T1">"</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6" draw:text-style-name="P1" draw:layer="layout" svg:width="25.199cm" svg:height="17.193cm" svg:x="1.4cm" svg:y="4.714cm" presentation:class="outline" presentation:user-transformed="true">
          <draw:text-box>
            <text:list text:style-name="L2">
              <text:list-item>
                <text:p><text:span text:style-name="T1">Ezekiel 43:18</text:span><text:span text:style-name="T1"><text:line-break/></text:span><text:span text:style-name="T1">"</text:span><text:span text:style-name="T3">And He said to me, “Son of man, thus says Lord Yahweh, ‘These are the statutes for the altar on the day it is made, to </text:span><text:span text:style-name="T2">offer burnt offerings on it</text:span><text:span text:style-name="T3"> and to </text:span><text:span text:style-name="T2">splash blood on it</text:span><text:span text:style-name="T3">.</text:span><text:span text:style-name="T1">"</text:span></text:p>
              </text:list-item>
              <text:list-item>
                <text:p><text:span text:style-name="T1">Do we have animal sacrifices come back after Christ returns?</text:span></text:p>
              </text:list-item>
              <text:list-item>
                <text:p><text:span text:style-name="T1">Wasn't death supposed to be no more?</text:span></text:p>
              </text:list-item>
              <text:list-item>
                <text:p><text:span text:style-name="T1">Did Jesus say "it is finished" on the cross?</text:span></text:p>
              </text:list-item>
              <text:list-item>
                <text:p><text:span text:style-name="T1">Didn't Hebrews say there is no better sacrifice than Christ's?</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outline">
          <draw:text-box>
            <text:list text:style-name="L2">
              <text:list-item>
                <text:p><text:span text:style-name="T1">Was the temple being ripped from top to bottom after Christ's sacrifice signifying that the Old Covenant system of sacrifice was no longer accepted by God?</text:span></text:p>
              </text:list-item>
              <text:list-item>
                <text:p><text:span text:style-name="T1">Do animal sacrifices go against New Testament teaching?</text:span></text:p>
              </text:list-item>
              <text:list-item>
                <text:p><text:span text:style-name="T2">Where</text:span><text:span text:style-name="T1"> in the </text:span><text:span text:style-name="T2">New Testament</text:span><text:span text:style-name="T1"> are we told to </text:span><text:span text:style-name="T2">expect</text:span><text:span text:style-name="T1"> animal sacrifices to once more be </text:span><text:span text:style-name="T2">approved</text:span><text:span text:style-name="T1"> by God to </text:span><text:span text:style-name="T2">atone</text:span><text:span text:style-name="T1"> for </text:span><text:span text:style-name="T2">sin</text:span><text:span text:style-name="T1">?</text:span></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0" draw:layer="layout" svg:width="25.199cm" svg:height="16.959cm" svg:x="1.4cm" svg:y="4.014cm" presentation:class="outline" presentation:user-transformed="true">
          <draw:text-box>
            <text:list text:style-name="L2">
              <text:list-item>
                <text:p><text:span text:style-name="T1">Psalm 40 is quoted</text:span></text:p>
              </text:list-item>
              <text:list-item>
                <text:p><text:span text:style-name="T1">Hebrews 10:5-7</text:span><text:span text:style-name="T1"><text:line-break/></text:span><text:span text:style-name="T1">5. "</text:span><text:span text:style-name="T3">Therefore, when He comes into the world, He says, “</text:span><text:span text:style-name="T2">SACRIFICE AND OFFERING YOU HAVE NOT DESIRED</text:span><text:span text:style-name="T3">, BUT A BODY YOU HAVE PREPARED FOR ME;</text:span><text:span text:style-name="T1">"</text:span><text:span text:style-name="T1"><text:line-break/></text:span><text:span text:style-name="T1">6. "</text:span><text:span text:style-name="T3">IN </text:span><text:span text:style-name="T2">BURNT OFFERINGS AND sacrifices FOR SIN</text:span><text:span text:style-name="T3"> YOU HAVE TAKEN </text:span><text:span text:style-name="T2">NO PLEASURE</text:span><text:span text:style-name="T3">.</text:span><text:span text:style-name="T1">"</text:span><text:span text:style-name="T1"><text:line-break/></text:span><text:span text:style-name="T1">7. "</text:span><text:span text:style-name="T3">“THEN I SAID, ‘BEHOLD, I HAVE COME, IN THE SCROLL OF THE BOOK IT IS WRITTEN OF ME,</text:span><text:span text:style-name="T3"><text:line-break/></text:span><text:span text:style-name="T3">TO DO YOUR WILL, O GOD.’”</text:span><text:span text:style-name="T1">"</text:span></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1" draw:layer="layout" svg:width="25.199cm" svg:height="3.506cm" svg:x="1.4cm" svg:y="0.837cm" presentation:class="title">
          <draw:text-box>
            <text:p>Hebrews 10 continued...</text:p>
          </draw:text-box>
        </draw:frame>
        <draw:frame presentation:style-name="pr5" draw:text-style-name="P1" draw:layer="layout" svg:width="25.199cm" svg:height="15.193cm" svg:x="1.4cm" svg:y="4.914cm" presentation:class="outline" presentation:user-transformed="true">
          <draw:text-box>
            <text:list text:style-name="L2">
              <text:list-item>
                <text:p><text:span text:style-name="T1">8. "</text:span><text:span text:style-name="T3">After saying above, “</text:span><text:span text:style-name="T2">SACRIFICES</text:span><text:span text:style-name="T3"> AND OFFERINGS AND </text:span><text:span text:style-name="T2">BURNT OFFERINGS </text:span><text:span text:style-name="T3">AND sacrifices </text:span><text:span text:style-name="T2">FOR SIN</text:span><text:span text:style-name="T3"> YOU HAVE </text:span><text:span text:style-name="T2">NOT DESIRED</text:span><text:span text:style-name="T3">, </text:span><text:span text:style-name="T2">NOR</text:span><text:span text:style-name="T3"> HAVE YOU TAKEN </text:span><text:span text:style-name="T2">PLEASURE</text:span><text:span text:style-name="T3"> in them” (which are offered according to the Law),</text:span><text:span text:style-name="T1">"</text:span><text:span text:style-name="T1"><text:line-break/></text:span><text:span text:style-name="T1">9. "</text:span><text:span text:style-name="T3">then He [fn]said, “BEHOLD, I HAVE COME TO DO YOUR WILL.” </text:span><text:span text:style-name="T2">He takes away the first</text:span><text:span text:style-name="T3"> in order </text:span><text:span text:style-name="T2">to establish the second</text:span><text:span text:style-name="T3">.</text:span><text:span text:style-name="T1">"</text:span><text:span text:style-name="T1"><text:line-break/></text:span><text:span text:style-name="T1">10. "</text:span><text:span text:style-name="T3">By [fn]this will we have been sanctified through </text:span><text:span text:style-name="T2">the offering</text:span><text:span text:style-name="T3"> of the body of </text:span><text:span text:style-name="T2">Jesus</text:span><text:span text:style-name="T3"> Christ </text:span><text:span text:style-name="T2">once for all</text:span><text:span text:style-name="T3">.</text:span><text:span text:style-name="T1">"</text:span></text:p>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6" draw:text-style-name="P1" draw:layer="layout" svg:width="27cm" svg:height="16.841cm" svg:x="0.5cm" svg:y="4cm" presentation:class="outline" presentation:user-transformed="true">
          <draw:text-box>
            <text:list text:style-name="L2">
              <text:list-item>
                <text:p><text:span text:style-name="T1">God's will was not for animal sacrifices to go on forever</text:span></text:p>
              </text:list-item>
              <text:list-item>
                <text:p><text:span text:style-name="T1">Rather, that Christ would take on a human body to be laid down as the ultimate sacrifice</text:span></text:p>
              </text:list-item>
              <text:list-item>
                <text:p><text:span text:style-name="T1">Jesus did away with the animal sacrificial system once for all</text:span></text:p>
              </text:list-item>
              <text:list-item>
                <text:p><text:span text:style-name="T1">This is in contrast of the animal sacrifices being done over and over again</text:span></text:p>
              </text:list-item>
              <text:list-item>
                <text:p><text:span text:style-name="T1"/></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7" draw:layer="layout" svg:width="25.199cm" svg:height="14.661cm" svg:x="1.4cm" svg:y="4.914cm" presentation:class="outline" presentation:user-transformed="true">
          <draw:text-box>
            <text:list text:style-name="L2">
              <text:list-item>
                <text:p><text:span text:style-name="T3">By [fn]this will we have been sanctified through </text:span><text:span text:style-name="T2">the offering</text:span></text:p>
              </text:list-item>
              <text:list-item>
                <text:p><text:span text:style-name="T11"><text:s/></text:span><text:span text:style-name="T11">Why?</text:span></text:p>
              </text:list-item>
              <text:list-item>
                <text:p><text:span text:style-name="T2">He takes away the first</text:span><text:span text:style-name="T3"> in order </text:span><text:span text:style-name="T2">to establish the second</text:span></text:p>
              </text:list-item>
              <text:list-item>
                <text:p><text:span text:style-name="T11">One of the ways</text:span><text:span text:style-name="T2"> we know </text:span><text:span text:style-name="T11">we are </text:span><text:span text:style-name="T2">sanctified</text:span><text:span text:style-name="T11"> in Christ is </text:span><text:span text:style-name="T2">because</text:span><text:span text:style-name="T11"> animal sacrifices were </text:span><text:span text:style-name="T2">done away with</text:span></text:p>
              </text:list-item>
              <text:list-item>
                <text:p><text:span text:style-name="T2">Will</text:span><text:span text:style-name="T11"> these animal sacrifices </text:span><text:span text:style-name="T2">continue</text:span><text:span text:style-name="T11"> and make us </text:span><text:span text:style-name="T2">unsanctified</text:span><text:span text:style-name="T11"> in the </text:span><text:span text:style-name="T2">future</text:span><text:span text:style-name="T11">?</text:span></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9" draw:text-style-name="P1" draw:layer="layout" svg:width="25.199cm" svg:height="14.161cm" svg:x="1.4cm" svg:y="4.914cm" presentation:class="outline" presentation:user-transformed="true">
          <draw:text-box>
            <text:list text:style-name="L2">
              <text:list-item>
                <text:p><text:span text:style-name="T1">12. "</text:span><text:span text:style-name="T3">but </text:span><text:span text:style-name="T2">He</text:span><text:span text:style-name="T3">, having </text:span><text:span text:style-name="T2">offered </text:span><text:span text:style-name="T13">one sacrifice</text:span><text:span text:style-name="T3"> for [fn]sins</text:span><text:span text:style-name="T2"> for </text:span><text:span text:style-name="T13">all time</text:span><text:span text:style-name="T3">, SAT DOWN AT THE RIGHT HAND OF GOD,</text:span><text:span text:style-name="T1">"</text:span></text:p>
              </text:list-item>
              <text:list-item>
                <text:p><text:span text:style-name="T1">Hebrews is repeatedly doubling-down on the finality and superiority of Christ's sacrifice</text:span></text:p>
              </text:list-item>
              <text:list-item>
                <text:p><text:span text:style-name="T1">And says God was </text:span><text:span text:style-name="T2">not pleased</text:span><text:span text:style-name="T1"> with </text:span><text:span text:style-name="T2">animal sacrifices</text:span></text:p>
              </text:list-item>
              <text:list-item>
                <text:p><text:span text:style-name="T2">Why</text:span><text:span text:style-name="T1"> would God </text:span><text:span text:style-name="T2">bring back</text:span><text:span text:style-name="T1"> sacrifices that He has </text:span><text:span text:style-name="T2">not desired</text:span><text:span text:style-name="T1">?</text:span></text:p>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1" draw:layer="layout" svg:width="25.199cm" svg:height="3.506cm" svg:x="1.4cm" svg:y="0.837cm" presentation:class="title">
          <draw:text-box>
            <text:p>Will God ever approve of future animal sacrifices?</text:p>
          </draw:text-box>
        </draw:frame>
        <draw:frame presentation:style-name="pr15" draw:text-style-name="P1" draw:layer="layout" svg:width="27cm" svg:height="16.693cm" svg:x="0.5cm" svg:y="4.914cm" presentation:class="outline" presentation:user-transformed="true">
          <draw:text-box>
            <text:list text:style-name="L2">
              <text:list-item>
                <text:p><text:span text:style-name="T1">After quoting the Jeremiah 31 New Covenant passage, Hebrews says...</text:span></text:p>
              </text:list-item>
              <text:list-item>
                <text:p><text:span text:style-name="T1">Hebrews 8:8-13</text:span><text:span text:style-name="T1"><text:line-break/></text:span><text:span text:style-name="T1">13. "</text:span><text:span text:style-name="T3">[fn]When He said, “A </text:span><text:span text:style-name="T2">new covenant</text:span><text:span text:style-name="T3">,” He has </text:span><text:span text:style-name="T2">made the first obsolete</text:span><text:span text:style-name="T3">. But whatever is becoming obsolete and growing old is [fn]ready to disappear.</text:span><text:span text:style-name="T1">"</text:span></text:p>
              </text:list-item>
              <text:list-item>
                <text:p><text:span text:style-name="T1">The Sinai covenant grew old and vanished away in its final form with the AD 70 temple destruction</text:span></text:p>
              </text:list-item>
              <text:list-item>
                <text:p><text:span text:style-name="T1">There is no indication of bringing the old back</text:span></text:p>
              </text:list-item>
            </text:list>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1" draw:layer="layout" svg:width="25.199cm" svg:height="3.506cm" svg:x="1.4cm" svg:y="0.837cm" presentation:class="title" presentation:user-transformed="true">
          <draw:text-box>
            <text:p>Pushback</text:p>
          </draw:text-box>
        </draw:frame>
        <draw:frame presentation:style-name="pr8" draw:text-style-name="P1" draw:layer="layout" svg:width="25.199cm" svg:height="15.927cm" svg:x="1.4cm" svg:y="4.714cm" presentation:class="outline" presentation:user-transformed="true">
          <draw:text-box>
            <text:list text:style-name="L2">
              <text:list-item>
                <text:p><text:span text:style-name="T1">"</text:span><text:span text:style-name="T14">Just as the Old Covenat sacrifical system looks forward to Christ, the millenium sacrifices will look backwards to the cross, like communion(Lord's supper)</text:span><text:span text:style-name="T1">"</text:span></text:p>
              </text:list-item>
              <text:list-item>
                <text:p><text:span text:style-name="T1"><text:s/></text:span><text:span text:style-name="T1">Hebrews says there will be </text:span><text:span text:style-name="T2">no more</text:span><text:span text:style-name="T1"> animal sacrifices. Once for all was Christ sacrificed</text:span></text:p>
              </text:list-item>
              <text:list-item>
                <text:p><text:span text:style-name="T1">Ezekiel clearly says its sacrifices </text:span><text:span text:style-name="T2">are for sin</text:span><text:span text:style-name="T1"> offerings</text:span></text:p>
              </text:list-item>
              <text:list-item>
                <text:p><text:span text:style-name="T2">Not</text:span><text:span text:style-name="T1"> a </text:span><text:span text:style-name="T2">memorial</text:span></text:p>
              </text:list-item>
              <text:list-item>
                <text:p><text:span text:style-name="T2">If</text:span><text:span text:style-name="T1"> it was a </text:span><text:span text:style-name="T2">memorial</text:span><text:span text:style-name="T1">, </text:span><text:span text:style-name="T2">why not</text:span><text:span text:style-name="T1"> just continue the </text:span><text:span text:style-name="T2">bread</text:span><text:span text:style-name="T1"> and </text:span><text:span text:style-name="T2">wine</text:span><text:span text:style-name="T1">?</text:span></text:p>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outline">
          <draw:text-box>
            <text:list text:style-name="L2">
              <text:list-item>
                <text:p><text:span text:style-name="T1">If animal sacrifices for sin are not accepted by God at this present time as a memorial of the cross...</text:span></text:p>
              </text:list-item>
              <text:list-item>
                <text:p><text:span text:style-name="T1">Why wouold they be accepted by God in a future time as a memorial?</text:span></text:p>
              </text:list-item>
              <text:list-item>
                <text:p><text:span text:style-name="T1">Why not do them today?</text:span></text:p>
              </text:list-item>
              <text:list-item>
                <text:p><text:span text:style-name="T1"/></text:p>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8" draw:text-style-name="P1" draw:layer="layout" svg:width="26.099cm" svg:height="13.927cm" svg:x="0.5cm" svg:y="4.914cm" presentation:class="outline" presentation:user-transformed="true">
          <draw:text-box>
            <text:list text:style-name="L2">
              <text:list-item>
                <text:p><text:span text:style-name="T1">Ezekiel 44:10-14</text:span><text:span text:style-name="T1"><text:line-break/></text:span><text:span text:style-name="T1">10. "</text:span><text:span text:style-name="T3">“But </text:span><text:span text:style-name="T2">the Levites </text:span><text:span text:style-name="T3">who went far from Me when Israel went astray, who went astray from Me after their idols, shall bear the punishment for their iniquity.</text:span><text:span text:style-name="T1">"</text:span><text:span text:style-name="T1"><text:line-break/></text:span><text:span text:style-name="T1">11. "</text:span><text:span text:style-name="T3">“Yet they shall be ministers in My sanctuary, having oversight at the gates of the house and ministering in the house; </text:span><text:span text:style-name="T2">they shall slaughter the burnt offering</text:span><text:span text:style-name="T3"> and the sacrifice for the people, and they shall stand before them to minister to them.</text:span><text:span text:style-name="T1">"</text:span></text:p>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9" draw:text-style-name="P1" draw:layer="layout" svg:width="27cm" svg:height="17.725cm" svg:x="0.5cm" svg:y="3.214cm" presentation:class="outline" presentation:user-transformed="true">
          <draw:text-box>
            <text:p><text:span text:style-name="T1">12. "</text:span><text:span text:style-name="T3">“Because they ministered to them before their idols and became a stumbling block of iniquity to the house of Israel, therefore I have [fn]sworn against them,” declares Lord Yahweh, “that they shall bear the punishment for their iniquity.</text:span><text:span text:style-name="T1">"</text:span><text:span text:style-name="T1"><text:line-break/></text:span><text:span text:style-name="T1">13. "</text:span><text:span text:style-name="T3">“And they shall not approach Me to minister as a priest to Me, nor approach any of My holy things, to the things that are most holy; but they will bear their dishonor and their abominations which they have done.</text:span><text:span text:style-name="T1">"</text:span><text:span text:style-name="T1"><text:line-break/></text:span><text:span text:style-name="T1">14. "</text:span><text:span text:style-name="T3">“Yet I will [fn]appoint them as keepers of the responsibility for the house, of all its service and of all that shall be done in it.</text:span><text:span text:style-name="T1">"</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1" draw:layer="layout" svg:width="25.199cm" svg:height="3.506cm" svg:x="1.4cm" svg:y="0.837cm" presentation:class="title">
          <draw:text-box>
            <text:p>Problems why Ezekiel 40-48<text:line-break/>can't be after Christ's return</text:p>
          </draw:text-box>
        </draw:frame>
        <draw:frame presentation:style-name="pr2" draw:text-style-name="P2" draw:layer="layout" svg:width="25.199cm" svg:height="13.859cm" svg:x="1.4cm" svg:y="4.914cm" presentation:class="outline">
          <draw:text-box>
            <text:list text:style-name="L2">
              <text:list-item>
                <text:p><text:span text:style-name="T12">Death and Marriage</text:span></text:p>
              </text:list-item>
              <text:list-item>
                <text:p><text:span text:style-name="T12">Physical circumcision is brought back</text:span></text:p>
              </text:list-item>
              <text:list-item>
                <text:p><text:span text:style-name="T12">Sacrifices for sins</text:span></text:p>
              </text:list-item>
              <text:list-item>
                <text:p><text:span text:style-name="T9">Sacrifices required to be accepted by God</text:span></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0" draw:text-style-name="P1" draw:layer="layout" svg:width="26.099cm" svg:height="18.107cm" svg:x="0.5cm" svg:y="4cm" presentation:class="outline" presentation:user-transformed="true">
          <draw:text-box>
            <text:p text:style-name="P1"><text:span text:style-name="T1">Ezekiel 43:27</text:span><text:span text:style-name="T1"><text:line-break/></text:span><text:span text:style-name="T1">"</text:span><text:span text:style-name="T3">‘So they will complete the days. And it shall be that on the eighth day and onward, the priests shall [fn]offer on the altar your burnt offerings and your peace offerings; and I will accept you,’ declares Lord Yahweh.”</text:span><text:span text:style-name="T1">"</text:span></text:p>
            <text:list text:style-name="L2">
              <text:list-item>
                <text:p text:style-name="P1"><text:span text:style-name="T1">God's </text:span><text:span text:style-name="T2">acceptance</text:span><text:span text:style-name="T1"> seems </text:span><text:span text:style-name="T2">contingent</text:span><text:span text:style-name="T1"> on these burnt and peace </text:span><text:span text:style-name="T2">offerings</text:span><text:span text:style-name="T1"> </text:span><text:span text:style-name="T2">instead</text:span><text:span text:style-name="T1"> of by </text:span><text:span text:style-name="T2">Christ</text:span></text:p>
              </text:list-item>
              <text:list-item>
                <text:p text:style-name="P1"><text:span text:style-name="T1">Burnt offerings were for </text:span><text:span text:style-name="T2">atoning</text:span><text:span text:style-name="T1"> for one's </text:span><text:span text:style-name="T2">sins</text:span></text:p>
              </text:list-item>
              <text:list-item>
                <text:p text:style-name="P1"><text:span text:style-name="T1">Was Christ's atonement </text:span><text:span text:style-name="T2">not good enough?</text:span></text:p>
              </text:list-item>
            </text:list>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draw:frame presentation:style-name="pr1" draw:layer="layout" svg:width="25.199cm" svg:height="3.506cm" svg:x="1.4cm" svg:y="0.837cm" presentation:class="title">
          <draw:text-box>
            <text:p>Problems why Ezekiel 40-48<text:line-break/>can't be after Christ's return</text:p>
          </draw:text-box>
        </draw:frame>
        <draw:frame presentation:style-name="pr2" draw:text-style-name="P2" draw:layer="layout" svg:width="25.199cm" svg:height="13.859cm" svg:x="1.4cm" svg:y="4.914cm" presentation:class="outline">
          <draw:text-box>
            <text:list text:style-name="L2">
              <text:list-item>
                <text:p><text:span text:style-name="T12">Death and Marriage</text:span></text:p>
              </text:list-item>
              <text:list-item>
                <text:p><text:span text:style-name="T12">Physical circumcision is brought back</text:span></text:p>
              </text:list-item>
              <text:list-item>
                <text:p><text:span text:style-name="T12">Sacrifices for sins</text:span></text:p>
              </text:list-item>
              <text:list-item>
                <text:p><text:span text:style-name="T12">Sacrifices required to be accepted by God</text:span></text:p>
              </text:list-item>
              <text:list-item>
                <text:p><text:span text:style-name="T9">Sacrifices for atonement</text:span></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1" draw:layer="layout" svg:width="25.199cm" svg:height="16.193cm" svg:x="1.4cm" svg:y="4.514cm" presentation:class="outline" presentation:user-transformed="true">
          <draw:text-box>
            <text:p text:style-name="P1"><text:span text:style-name="T1">Ezekiel 45:15</text:span><text:span text:style-name="T1"><text:line-break/></text:span><text:span text:style-name="T1">"</text:span><text:span text:style-name="T3">and one sheep from each flock of two hundred from the watering places of Israel—for a grain offering, for a </text:span><text:span text:style-name="T2">burnt offering</text:span><text:span text:style-name="T3">, and for peace offerings, </text:span><text:span text:style-name="T2">to make atonement for them</text:span><text:span text:style-name="T3">,” declares Lord Yahweh.</text:span><text:span text:style-name="T1">"</text:span></text:p>
            <text:list text:style-name="L2">
              <text:list-item>
                <text:p text:style-name="P1"><text:span text:style-name="T1">This is </text:span><text:span text:style-name="T2">not a memorial sacrifice</text:span><text:span text:style-name="T1">. These sacrifices are meant to </text:span><text:span text:style-name="T2">make atonement for sins</text:span><text:span text:style-name="T1">, which should not be done under the New Covenant.</text:span></text:p>
              </text:list-item>
              <text:list-item>
                <text:p text:style-name="P1"><text:span text:style-name="T1">This making of atonement is mentioned several other places, not just once.</text:span></text:p>
              </text:list-item>
            </text:list>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draw:frame presentation:style-name="pr1" draw:layer="layout" svg:width="25.199cm" svg:height="3.506cm" svg:x="1.4cm" svg:y="0.837cm" presentation:class="title">
          <draw:text-box>
            <text:p>Problems why Ezekiel 40-48<text:line-break/>can't be after Christ's return</text:p>
          </draw:text-box>
        </draw:frame>
        <draw:frame presentation:style-name="pr2" draw:text-style-name="P2" draw:layer="layout" svg:width="25.199cm" svg:height="13.859cm" svg:x="1.4cm" svg:y="4.914cm" presentation:class="outline">
          <draw:text-box>
            <text:list text:style-name="L2">
              <text:list-item>
                <text:p><text:span text:style-name="T12">Death and Marriage</text:span></text:p>
              </text:list-item>
              <text:list-item>
                <text:p><text:span text:style-name="T12">Physical circumcision is brought back</text:span></text:p>
              </text:list-item>
              <text:list-item>
                <text:p><text:span text:style-name="T12">Sacrifices for sins</text:span></text:p>
              </text:list-item>
              <text:list-item>
                <text:p><text:span text:style-name="T12">Sacrifices required to be accepted by God</text:span></text:p>
              </text:list-item>
              <text:list-item>
                <text:p><text:span text:style-name="T12">Sacrifices for atonement</text:span></text:p>
              </text:list-item>
              <text:list-item>
                <text:p><text:span text:style-name="T9">Christ is the superior preist</text:span></text:p>
              </text:list-item>
            </text:list>
          </draw:text-box>
        </draw:frame>
        <presentation:notes draw:style-name="dp2">
          <draw:page-thumbnail draw:style-name="gr1"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1" draw:text-style-name="P1" draw:layer="layout" svg:width="27cm" svg:height="19.639cm" svg:x="0.5cm" svg:y="4cm" presentation:class="outline" presentation:user-transformed="true">
          <draw:text-box>
            <text:list text:style-name="L2">
              <text:list-item>
                <text:p><text:span text:style-name="T1">Levites and Aaronic priests are having a continuing function in the temple</text:span></text:p>
              </text:list-item>
              <text:list-item>
                <text:p><text:span text:style-name="T1">The New Testament tells us the Old Covenant Levitical priesthood has been superceeded by the preisthood by the order of Melchizidek.</text:span></text:p>
              </text:list-item>
              <text:list-item>
                <text:p><text:span text:style-name="T1">Hebrews 7:11</text:span><text:span text:style-name="T1"><text:line-break/></text:span><text:span text:style-name="T1">"</text:span><text:span text:style-name="T3">Now </text:span><text:span text:style-name="T2">if perfection</text:span><text:span text:style-name="T3"> was </text:span><text:span text:style-name="T2">through</text:span><text:span text:style-name="T3"> the </text:span><text:span text:style-name="T2">Levitical priesthood</text:span><text:span text:style-name="T3"> (for on the basis of it the people received the Law), </text:span><text:span text:style-name="T2">what</text:span><text:span text:style-name="T3"> further </text:span><text:span text:style-name="T2">need</text:span><text:span text:style-name="T3"> was there </text:span><text:span text:style-name="T2">for </text:span><text:span text:style-name="T13">another priest</text:span><text:span text:style-name="T2"> </text:span><text:span text:style-name="T3">to arise </text:span><text:span text:style-name="T2">according to the </text:span><text:span text:style-name="T13">order of Melchizedek</text:span><text:span text:style-name="T3">, </text:span><text:span text:style-name="T2">and not </text:span><text:span text:style-name="T3">be designated according to the order </text:span><text:span text:style-name="T2">of Aaron</text:span><text:span text:style-name="T3">?</text:span><text:span text:style-name="T1">"</text:span></text:p>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2" draw:text-style-name="P1" draw:layer="layout" svg:width="25.199cm" svg:height="16.459cm" svg:x="1.4cm" svg:y="4.514cm" presentation:class="outline" presentation:user-transformed="true">
          <draw:text-box>
            <text:list text:style-name="L2">
              <text:list-item>
                <text:p><text:span text:style-name="T1">12. </text:span><text:span text:style-name="T3">For </text:span><text:span text:style-name="T2">when the priesthood is changed</text:span><text:span text:style-name="T3">, of </text:span><text:span text:style-name="T2">necessity</text:span><text:span text:style-name="T3"> there takes place a </text:span><text:span text:style-name="T2">change of law</text:span><text:span text:style-name="T3"> also.</text:span><text:span text:style-name="T1"><text:line-break/></text:span><text:span text:style-name="T1">13.</text:span><text:span text:style-name="T3"> For the one concerning whom these things are spoken belongs to another tribe, from which no one has officiated at the altar.</text:span><text:span text:style-name="T1"><text:line-break/></text:span><text:span text:style-name="T1">18.</text:span><text:span text:style-name="T3"> For, on the one hand, there is </text:span><text:span text:style-name="T2">a setting aside of a former commandment</text:span><text:span text:style-name="T3"> </text:span><text:span text:style-name="T15">because</text:span><text:span text:style-name="T3"> of </text:span><text:span text:style-name="T2">its weakness and uselessness</text:span><text:span text:style-name="T1"><text:line-break/></text:span><text:span text:style-name="T1">19. </text:span><text:span text:style-name="T3">(for the Law made nothing perfect), and on </text:span><text:span text:style-name="T2">the other hand</text:span><text:span text:style-name="T3"> there is a </text:span><text:span text:style-name="T2">bringing in </text:span><text:span text:style-name="T3">of a </text:span><text:span text:style-name="T2">better hope</text:span><text:span text:style-name="T3">, through which we draw near to God.</text:span></text:p>
              </text:list-item>
            </text:list>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3" draw:text-style-name="P1" draw:layer="layout" svg:width="26.5cm" svg:height="16.086cm" svg:x="0.5cm" svg:y="4.914cm" presentation:class="outline" presentation:user-transformed="true">
          <draw:text-box>
            <text:list text:style-name="L2">
              <text:list-item>
                <text:p><text:span text:style-name="T1">The Old Testament foresaw a new priesthood coming</text:span></text:p>
              </text:list-item>
              <text:list-item>
                <text:p><text:span text:style-name="T1">The Levitical priesthood and their sacrifices were called </text:span><text:span text:style-name="T2">weak</text:span><text:span text:style-name="T1"> and </text:span><text:span text:style-name="T2">useless</text:span><text:span text:style-name="T1"> compared to Christ's priesthood </text:span></text:p>
              </text:list-item>
              <text:list-item>
                <text:p><text:span text:style-name="T2">Why</text:span><text:span text:style-name="T1"> would God bring back an </text:span><text:span text:style-name="T2">inferior</text:span><text:span text:style-name="T1"> priesthood?</text:span></text:p>
              </text:list-item>
              <text:list-item>
                <text:p><text:span text:style-name="T1">Psalm 110:4 says Messiah would be a priest forever, according to the order of Melchizedek, not Levi.</text:span></text:p>
              </text:list-item>
            </text:list>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outline">
          <draw:text-box>
            <text:list text:style-name="L2">
              <text:list-item>
                <text:p><text:span text:style-name="T1">If the Levitical priesthood was okay, why did David in Psalm 110 prophesy of a better priesthood through Messiah?</text:span></text:p>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8" draw:text-style-name="P1" draw:layer="layout" svg:width="25.199cm" svg:height="15.927cm" svg:x="1.4cm" svg:y="4.914cm" presentation:class="outline" presentation:user-transformed="true">
          <draw:text-box>
            <text:list text:style-name="L2">
              <text:list-item>
                <text:p><text:span text:style-name="T1">Are we to believe that marriage will be conducted <text:s/>and death of resurrected saints occurring during a 1000 year millenium after Christ returns? </text:span></text:p>
              </text:list-item>
              <text:list-item>
                <text:p><text:span text:style-name="T1">Are the priests not resurrected Saints?</text:span><text:span text:style-name="T1"><text:line-break/></text:span><text:span text:style-name="T1">How are they dying after Christ's return?</text:span></text:p>
              </text:list-item>
              <text:list-item>
                <text:p><text:span text:style-name="T1">Is God bringing back circumcision and animal sacrifices?</text:span></text:p>
              </text:list-item>
              <text:list-item>
                <text:p><text:span text:style-name="T1">All that stuff only happened in the Old Covenant</text:span></text:p>
              </text:list-item>
              <text:list-item>
                <text:p><text:span text:style-name="T1"/></text:p>
              </text:list-item>
            </text:list>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draw:frame presentation:style-name="pr1" draw:layer="layout" svg:width="25.199cm" svg:height="3.506cm" svg:x="1.4cm" svg:y="0.837cm" presentation:class="title">
          <draw:text-box>
            <text:p>Problems why Ezekiel 40-48<text:line-break/>can't be after Christ's return</text:p>
          </draw:text-box>
        </draw:frame>
        <draw:frame presentation:style-name="pr2" draw:text-style-name="P2" draw:layer="layout" svg:width="25.199cm" svg:height="13.859cm" svg:x="1.4cm" svg:y="4.914cm" presentation:class="outline">
          <draw:text-box>
            <text:list text:style-name="L2">
              <text:list-item>
                <text:p><text:span text:style-name="T12">Death and Marriage</text:span></text:p>
              </text:list-item>
              <text:list-item>
                <text:p><text:span text:style-name="T12">Physical circumcision is brought back</text:span></text:p>
              </text:list-item>
              <text:list-item>
                <text:p><text:span text:style-name="T12">Sacrifices for sins</text:span></text:p>
              </text:list-item>
              <text:list-item>
                <text:p><text:span text:style-name="T12">Sacrifices required to be accepted by God</text:span></text:p>
              </text:list-item>
              <text:list-item>
                <text:p><text:span text:style-name="T12">Sacrifices for atonement</text:span></text:p>
              </text:list-item>
              <text:list-item>
                <text:p><text:span text:style-name="T12">Christ is the superior preist</text:span></text:p>
              </text:list-item>
              <text:list-item>
                <text:p><text:span text:style-name="T9">Sabbaths and new moons observed again from Torah</text:span></text:p>
              </text:list-item>
            </text:list>
          </draw:text-box>
        </draw:frame>
        <presentation:notes draw:style-name="dp2">
          <draw:page-thumbnail draw:style-name="gr1"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draw:frame presentation:style-name="pr1" draw:text-style-name="P1" draw:layer="layout" svg:width="25.199cm" svg:height="3.506cm" svg:x="1.4cm" svg:y="0.837cm" presentation:class="title">
          <draw:text-box>
            <text:p><text:span text:style-name="T1">Ezekiel 46:1-3</text:span></text:p>
          </draw:text-box>
        </draw:frame>
        <draw:frame presentation:style-name="pr24" draw:text-style-name="P1" draw:layer="layout" svg:width="26.599cm" svg:height="22.671cm" svg:x="0cm" svg:y="3.5cm" presentation:class="outline" presentation:user-transformed="true">
          <draw:text-box>
            <text:list text:style-name="L2">
              <text:list-item>
                <text:p><text:span text:style-name="T1">46. "</text:span><text:span text:style-name="T3">'Thus says Lord Yahweh, "The gate of the inner court facing east shall be shut the six working days; but it shall be </text:span><text:span text:style-name="T2">opened</text:span><text:span text:style-name="T3"> </text:span><text:span text:style-name="T2">on the sabbath day</text:span><text:span text:style-name="T3"> and </text:span><text:span text:style-name="T2">opened</text:span><text:span text:style-name="T3"> on the </text:span><text:span text:style-name="T2">day of the new moon</text:span><text:span text:style-name="T3">.</text:span><text:span text:style-name="T1">"</text:span></text:p>
              </text:list-item>
              <text:list-item>
                <text:p><text:span text:style-name="T1">3. "</text:span><text:span text:style-name="T3">"And the people of the land shall also worship at the entrance of that gate before Yahweh </text:span><text:span text:style-name="T2">on the sabbaths and on the new moons</text:span><text:span text:style-name="T3">.</text:span><text:span text:style-name="T1">"</text:span></text:p>
              </text:list-item>
            </text:list>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draw:frame presentation:style-name="pr1" draw:text-style-name="P1" draw:layer="layout" svg:width="25.199cm" svg:height="3.506cm" svg:x="1.4cm" svg:y="0.837cm" presentation:class="title">
          <draw:text-box>
            <text:p><text:span text:style-name="T1">The New Testament forbids that</text:span></text:p>
          </draw:text-box>
        </draw:frame>
        <draw:frame presentation:style-name="pr6" draw:text-style-name="P1" draw:layer="layout" svg:width="28cm" svg:height="17.193cm" svg:x="0cm" svg:y="3.807cm" presentation:class="outline" presentation:user-transformed="true">
          <draw:text-box>
            <text:list text:style-name="L2">
              <text:list-item>
                <text:p><text:span text:style-name="T1">Colossians 2:16-17</text:span><text:span text:style-name="T1"><text:line-break/></text:span><text:span text:style-name="T1">16. </text:span><text:span text:style-name="T3">Therefore, </text:span><text:span text:style-name="T2">no one </text:span><text:span text:style-name="T3">is to </text:span><text:span text:style-name="T2">judge</text:span><text:span text:style-name="T3"> you in food and drink, or </text:span><text:span text:style-name="T2">in respect to</text:span><text:span text:style-name="T3"> a festival or a </text:span><text:span text:style-name="T2">new moon</text:span><text:span text:style-name="T3"> or a </text:span><text:span text:style-name="T2">Sabbath</text:span><text:span text:style-name="T3"> [fn]day—</text:span><text:span text:style-name="T1"><text:line-break/></text:span><text:span text:style-name="T1">17. </text:span><text:span text:style-name="T3">things which </text:span><text:span text:style-name="T2">are only a shadow</text:span><text:span text:style-name="T3"> of what is to come; but </text:span><text:span text:style-name="T2">the</text:span><text:span text:style-name="T3"> [fn]</text:span><text:span text:style-name="T2">substance</text:span><text:span text:style-name="T3"> [fn]belongs to </text:span><text:span text:style-name="T2">Christ</text:span><text:span text:style-name="T3">.</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7" draw:text-style-name="P1" draw:layer="layout" svg:width="25.599cm" svg:height="14.661cm" svg:x="1cm" svg:y="4.914cm" presentation:class="outline" presentation:user-transformed="true">
          <draw:text-box>
            <text:list text:style-name="L2">
              <text:list-item>
                <text:p><text:span text:style-name="T1">The shadow is no longer needed</text:span></text:p>
              </text:list-item>
              <text:list-item>
                <text:p><text:span text:style-name="T1">We can't rightly be judged for not observing Old Covenant Jewish feast days and Sabbath</text:span></text:p>
              </text:list-item>
              <text:list-item>
                <text:p><text:span text:style-name="T1">If they do judge you, pay no attention to it</text:span></text:p>
              </text:list-item>
              <text:list-item>
                <text:p><text:span text:style-name="T1">Christians are under the law of Christ, not the Torah from the Old Covenant</text:span></text:p>
              </text:list-item>
              <text:list-item>
                <text:p><text:span text:style-name="T1">Where do we see any shadow coming back to its physical observance in the New Covenant? Is there one?</text:span></text:p>
              </text:list-item>
            </text:list>
          </draw:text-box>
        </draw:frame>
        <presentation:notes draw:style-name="dp2">
          <draw:page-thumbnail draw:style-name="gr1"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draw:frame presentation:style-name="pr1" draw:layer="layout" svg:width="25.199cm" svg:height="3.506cm" svg:x="1.4cm" svg:y="0.837cm" presentation:class="title">
          <draw:text-box>
            <text:p>Problems why Ezekiel 40-48<text:line-break/>can't be after Christ's return</text:p>
          </draw:text-box>
        </draw:frame>
        <draw:frame presentation:style-name="pr2" draw:text-style-name="P2" draw:layer="layout" svg:width="25.199cm" svg:height="13.859cm" svg:x="1.4cm" svg:y="4.914cm" presentation:class="outline">
          <draw:text-box>
            <text:list text:style-name="L2">
              <text:list-item>
                <text:p><text:span text:style-name="T12">Death and Marriage</text:span></text:p>
              </text:list-item>
              <text:list-item>
                <text:p><text:span text:style-name="T12">Physical circumcision is brought back</text:span></text:p>
              </text:list-item>
              <text:list-item>
                <text:p><text:span text:style-name="T12">Sacrifices for sins</text:span></text:p>
              </text:list-item>
              <text:list-item>
                <text:p><text:span text:style-name="T12">Sabbaths and new moons observed again from Torah</text:span></text:p>
              </text:list-item>
              <text:list-item>
                <text:p><text:span text:style-name="T9">Centralized worship replaced by spiritual worship</text:span></text:p>
              </text:list-item>
            </text:list>
          </draw:text-box>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draw:frame presentation:style-name="pr25" draw:text-style-name="P4" draw:layer="layout" svg:width="26.099cm" svg:height="21cm" svg:x="0.5cm" svg:y="0cm" presentation:class="outline" presentation:user-transformed="true">
          <draw:text-box>
            <text:p text:style-name="P4"><text:span text:style-name="T16">John 4:20-24</text:span><text:span text:style-name="T16"><text:line-break/></text:span><text:span text:style-name="T17">20. "</text:span><text:span text:style-name="T18">“Our fathers worshiped on this mountain, and </text:span><text:span text:style-name="T19">you people say that in Jerusalem</text:span><text:span text:style-name="T19"><text:line-break/></text:span><text:span text:style-name="T19">is the place where men ought to worship</text:span><text:span text:style-name="T18">.”</text:span><text:span text:style-name="T17">"</text:span><text:span text:style-name="T17"><text:line-break/></text:span><text:span text:style-name="T16">-The Samaritan woman tells Jesus that Jews worship in Jerusalem</text:span><text:span text:style-name="T16"><text:line-break/></text:span><text:span text:style-name="T17">21. "</text:span><text:span text:style-name="T18">Jesus *said to her, “Woman, believe Me, </text:span><text:span text:style-name="T19">an hour is coming when neither in this</text:span><text:span text:style-name="T19"><text:line-break/></text:span><text:span text:style-name="T19">mountain nor in Jerusalem will you worship the Father</text:span><text:span text:style-name="T18">.</text:span><text:span text:style-name="T17">"</text:span><text:span text:style-name="T17"><text:line-break/></text:span><text:span text:style-name="T17">22. "</text:span><text:span text:style-name="T18">“You worship what you do not know; we worship what we know, for salvation</text:span><text:span text:style-name="T18"><text:line-break/></text:span><text:span text:style-name="T18">is from the Jews.</text:span><text:span text:style-name="T17">"</text:span><text:span text:style-name="T17"><text:line-break/></text:span><text:span text:style-name="T17">23. "</text:span><text:span text:style-name="T18">“But </text:span><text:span text:style-name="T19">an hour is coming</text:span><text:span text:style-name="T18">, and </text:span><text:span text:style-name="T19">now is</text:span><text:span text:style-name="T18">, when the </text:span><text:span text:style-name="T19">true worshipers </text:span><text:span text:style-name="T18">will </text:span><text:span text:style-name="T19">worship </text:span><text:span text:style-name="T18">the</text:span><text:span text:style-name="T18"><text:line-break/></text:span><text:span text:style-name="T18">Father in </text:span><text:span text:style-name="T19">spirit and truth</text:span><text:span text:style-name="T18">; for such people the Father seeks to be His worshipers.</text:span><text:span text:style-name="T17">"</text:span><text:span text:style-name="T17"><text:line-break/></text:span><text:span text:style-name="T17">24. "</text:span><text:span text:style-name="T18">“God is [fn]spirit, and those who worship Him must worship in spirit and</text:span><text:span text:style-name="T18"><text:line-break/></text:span><text:span text:style-name="T18">truth.”</text:span><text:span text:style-name="T17">"</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7" draw:layer="layout" svg:width="27cm" svg:height="15.161cm" svg:x="0.5cm" svg:y="4.914cm" presentation:class="outline" presentation:user-transformed="true">
          <draw:text-box>
            <text:list text:style-name="L2">
              <text:list-item>
                <text:p>This would have been a great place for <text:span text:style-name="T9">Jesus</text:span> to <text:span text:style-name="T9">correct</text:span> the Samaritan <text:span text:style-name="T9">woman</text:span> and</text:p>
              </text:list-item>
              <text:list-item>
                <text:p><text:span text:style-name="T9">tell her</text:span> there will <text:span text:style-name="T9">one day</text:span> be a <text:span text:style-name="T9">temple</text:span> at Jerusalem that<text:span text:style-name="T9"> even Samaritans</text:span> can<text:span text:style-name="T9"> worship in</text:span>.</text:p>
              </text:list-item>
              <text:list-item>
                <text:p><text:span text:style-name="T9">Instead</text:span>, we see that Jesus calls <text:span text:style-name="T9">Himself</text:span> a <text:span text:style-name="T9">temple</text:span> that He will raise on the 3rd day</text:p>
              </text:list-item>
              <text:list-item>
                <text:p>and repeated references from His apostles that the <text:span text:style-name="T9">Church</text:span> is a <text:span text:style-name="T9">temple</text:span> of God and part of Christ's body.</text:p>
              </text:list-item>
            </text:list>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1">
        <draw:frame presentation:style-name="pr1" draw:text-style-name="P5" draw:layer="layout" svg:width="25.199cm" svg:height="3.506cm" svg:x="1.4cm" svg:y="0.837cm" presentation:class="title" presentation:user-transformed="true">
          <draw:text-box>
            <text:p><text:span text:style-name="T20">Since Ezekiel 40-48 happening after</text:span><text:span text:style-name="T20"><text:line-break/></text:span><text:span text:style-name="T20">Christ's return is not possible</text:span></text:p>
          </draw:text-box>
        </draw:frame>
        <draw:frame presentation:style-name="pr2" draw:text-style-name="P1" draw:layer="layout" svg:width="25.199cm" svg:height="13.859cm" svg:x="1.4cm" svg:y="4.914cm" presentation:class="outline">
          <draw:text-box>
            <text:list text:style-name="L2">
              <text:list-item>
                <text:p><text:span text:style-name="T1">What are the possible interpretations</text:span></text:p>
              </text:list-item>
              <text:list-item>
                <text:p><text:span text:style-name="T1">That do not contradict scripture?</text:span></text:p>
              </text:list-item>
            </text:list>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1">
        <draw:frame presentation:style-name="pr1" draw:text-style-name="P1" draw:layer="layout" svg:width="25.199cm" svg:height="3.506cm" svg:x="1.4cm" svg:y="0.837cm" presentation:class="title">
          <draw:text-box>
            <text:p><text:span text:style-name="T1">The 2 remaining possible options</text:span></text:p>
          </draw:text-box>
        </draw:frame>
        <draw:frame presentation:style-name="pr2" draw:text-style-name="P1" draw:layer="layout" svg:width="25.199cm" svg:height="13.859cm" svg:x="1.5cm" svg:y="5cm" presentation:class="outline" presentation:user-transformed="true">
          <draw:text-box>
            <text:list text:style-name="L2">
              <text:list-item>
                <text:p><text:span text:style-name="T2">If </text:span><text:span text:style-name="T1">Ezekiel shows </text:span><text:span text:style-name="T2">physical</text:span><text:span text:style-name="T1"> realities which </text:span><text:span text:style-name="T2">represent</text:span><text:span text:style-name="T1"> </text:span><text:span text:style-name="T2">spiritual realities</text:span><text:span text:style-name="T1">, then that is the only way the content of Ezekiel </text:span><text:span text:style-name="T2">can be applied</text:span><text:span text:style-name="T1"> to </text:span><text:span text:style-name="T2">today</text:span><text:span text:style-name="T1">'s time</text:span></text:p>
              </text:list-item>
              <text:list-item>
                <text:p><text:span text:style-name="T2">Or </text:span><text:span text:style-name="T1">we can look at the passage as something which </text:span><text:span text:style-name="T2">could have been</text:span><text:span text:style-name="T1">, but never happened</text:span></text:p>
              </text:list-item>
              <text:list-item>
                <text:p><text:span text:style-name="T1">The </text:span><text:span text:style-name="T2">New Testament </text:span><text:span text:style-name="T1">in several ways, as demonstrated, </text:span><text:span text:style-name="T2">forbids</text:span><text:span text:style-name="T1"> Ezekiel 40-48 from being a</text:span><text:span text:style-name="T11"> physical, future reality </text:span><text:span text:style-name="T2">that God will desire</text:span><text:span text:style-name="T1"> or bring about</text:span></text:p>
              </text:list-item>
            </text:list>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1">
              <text:list-header>
                <text:p>Here is a popular passage in Ezekiel...</text:p>
              </text:list-header>
            </text:list>
          </draw:text-box>
        </draw:frame>
        <draw:frame presentation:style-name="pr2" draw:layer="layout" svg:width="25.199cm" svg:height="13.85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1">
        <draw:frame presentation:style-name="pr1" draw:layer="layout" svg:width="25.199cm" svg:height="3.506cm" svg:x="1.4cm" svg:y="0.837cm" presentation:class="title" presentation:placeholder="true" presentation:user-transformed="true">
          <draw:text-box/>
        </draw:frame>
        <draw:frame presentation:style-name="pr22" draw:text-style-name="P1" draw:layer="layout" svg:width="25.199cm" svg:height="16.459cm" svg:x="1.4cm" svg:y="4.414cm" presentation:class="outline" presentation:user-transformed="true">
          <draw:text-box>
            <text:list text:style-name="L2">
              <text:list-item>
                <text:p><text:span text:style-name="T1">Ezekiel 44:1-3</text:span><text:span text:style-name="T1"><text:line-break/></text:span><text:span text:style-name="T1">1. </text:span><text:span text:style-name="T3">Then He brought me back by the way of </text:span><text:span text:style-name="T2">the outer gate </text:span><text:span text:style-name="T13">of the sanctuary</text:span><text:span text:style-name="T3">, which faces the east; and it was shut.</text:span><text:span text:style-name="T1"><text:line-break/></text:span><text:span text:style-name="T1">2. </text:span><text:span text:style-name="T3">Yahweh said to me, “This gate shall be shut; it shall not be opened, and no one shall enter by it, for Yahweh, the God of Israel, has entered by it; therefore it shall be shut.</text:span><text:span text:style-name="T1"><text:line-break/></text:span><text:span text:style-name="T1">3. </text:span><text:span text:style-name="T3">“As for the prince, he shall sit in it as prince to eat bread before Yahweh; he shall enter by way of the porch of the gate and shall go out [fn]by the same way.” <text:s/></text:span></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506cm" svg:x="1.4cm" svg:y="0.837cm" presentation:class="title" presentation:placeholder="true" presentation:user-transformed="true">
          <draw:text-box/>
        </draw:frame>
        <draw:frame presentation:style-name="pr17" draw:text-style-name="P1" draw:layer="layout" svg:width="25.199cm" svg:height="14.661cm" svg:x="1.4cm" svg:y="4.914cm" presentation:class="outline" presentation:user-transformed="true">
          <draw:text-box>
            <text:list text:style-name="L2">
              <text:list-item>
                <text:p><text:span text:style-name="T1">There is a gate to be shut, except for the prince to be able to use it</text:span></text:p>
              </text:list-item>
              <text:list-item>
                <text:p><text:span text:style-name="T1">How is this popularly interpreted?</text:span></text:p>
              </text:list-item>
              <text:list-item>
                <text:p><text:span text:style-name="T1">If you go on a holy land tour with a premil group, the east gate of the city of Jerusalem will be pointed to, which faces the mt. of Olives on its east side</text:span></text:p>
              </text:list-item>
              <text:list-item>
                <text:p><text:span text:style-name="T1">That gate is sealed with brick</text:span></text:p>
              </text:list-item>
              <text:list-item>
                <text:p><text:span text:style-name="T1">The arabs built a cemetery there to defile it.</text:span><text:span text:style-name="T1"><text:line-break/></text:span><text:span text:style-name="T1">It has been sealed for 100's of years</text:span></text:p>
              </text:list-item>
            </text:list>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9" draw:text-style-name="P1" draw:layer="layout" svg:width="25.199cm" svg:height="14.161cm" svg:x="1.4cm" svg:y="4.914cm" presentation:class="outline" presentation:user-transformed="true">
          <draw:text-box>
            <text:list text:style-name="L2">
              <text:list-item>
                <text:p><text:span text:style-name="T1">You will be told the gate will be sealed up until Christ returns</text:span></text:p>
              </text:list-item>
              <text:list-item>
                <text:p><text:span text:style-name="T1">Zechariah 14 will then be cited as the text to say that Jesus will descend to the mt. Of Olives, splitting it in two, and then go through that east gate</text:span></text:p>
              </text:list-item>
              <text:list-item>
                <text:p><text:span text:style-name="T1">Until He comes, that gate will be sealed.</text:span></text:p>
              </text:list-item>
              <text:list-item>
                <text:p><text:span text:style-name="T1">V2 which says the gate is for the prince, is cited by many today as being a prophecy of that event </text:span></text:p>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1">
        <draw:frame presentation:style-name="pr1" draw:layer="layout" svg:width="25.199cm" svg:height="3.506cm" svg:x="1.4cm" svg:y="0.837cm" presentation:class="title">
          <draw:text-box>
            <text:p>If these passages don't </text:p>
          </draw:text-box>
        </draw:frame>
        <draw:frame presentation:style-name="pr2" draw:text-style-name="P1" draw:layer="layout" svg:width="25.199cm" svg:height="13.859cm" svg:x="1.4cm" svg:y="4.914cm" presentation:class="outline">
          <draw:text-box>
            <text:list text:style-name="L2">
              <text:list-item>
                <text:p><text:span text:style-name="T1">Say what folks think they say</text:span></text:p>
              </text:list-item>
              <text:list-item>
                <text:p><text:span text:style-name="T1">Then there is nowhere else in the bible which says they will happen</text:span></text:p>
              </text:list-item>
            </text:list>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1">
        <draw:frame presentation:style-name="pr1" draw:layer="layout" svg:width="25.199cm" svg:height="3.506cm" svg:x="1.4cm" svg:y="0.837cm" presentation:class="title">
          <draw:text-box>
            <text:p>Problem 1</text:p>
          </draw:text-box>
        </draw:frame>
        <draw:frame presentation:style-name="pr26" draw:text-style-name="P1" draw:layer="layout" svg:width="25.199cm" svg:height="13.895cm" svg:x="1.4cm" svg:y="4.914cm" presentation:class="outline" presentation:user-transformed="true">
          <draw:text-box>
            <text:list text:style-name="L2">
              <text:list-item>
                <text:p><text:span text:style-name="T1">If you look closer at the text, it is </text:span><text:span text:style-name="T2">not</text:span><text:span text:style-name="T1"> the </text:span><text:span text:style-name="T2">east gate</text:span><text:span text:style-name="T1"> of the </text:span><text:span text:style-name="T2">city</text:span><text:span text:style-name="T1"> which is being described, but the east gate of the </text:span><text:span text:style-name="T2">sanctuary</text:span></text:p>
              </text:list-item>
              <text:list-item>
                <text:p><text:span text:style-name="T1">The </text:span><text:span text:style-name="T2">sanctuary</text:span><text:span text:style-name="T1"> is the </text:span><text:span text:style-name="T11">temple</text:span><text:span text:style-name="T1">, </text:span><text:span text:style-name="T2">not a city</text:span><text:span text:style-name="T1">.</text:span></text:p>
              </text:list-item>
              <text:list-item>
                <text:p><text:span text:style-name="T1">There is </text:span><text:span text:style-name="T2">no temple</text:span><text:span text:style-name="T1"> in Jerusalem today, so there is </text:span><text:span text:style-name="T2">no east gate</text:span><text:span text:style-name="T1"> of the sanctuary</text:span></text:p>
              </text:list-item>
              <text:list-item>
                <text:p><text:span text:style-name="T1">The city gate is not described.</text:span></text:p>
              </text:list-item>
              <text:list-item>
                <text:p><text:span text:style-name="T1">A temple gate is.</text:span></text:p>
              </text:list-item>
              <text:list-item>
                <text:p><text:span text:style-name="T1"/></text:p>
              </text:list-item>
            </text:list>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1">
        <draw:frame presentation:style-name="pr1" draw:layer="layout" svg:width="25.199cm" svg:height="3.506cm" svg:x="1.4cm" svg:y="0.837cm" presentation:class="title">
          <draw:text-box>
            <text:p>Problem 2</text:p>
          </draw:text-box>
        </draw:frame>
        <draw:frame presentation:style-name="pr2" draw:layer="layout" svg:width="25.199cm" svg:height="13.859cm" svg:x="1.4cm" svg:y="4.914cm" presentation:class="outline">
          <draw:text-box>
            <text:list text:style-name="L2">
              <text:list-item>
                <text:p><text:span text:style-name="T1">This</text:span><text:span text:style-name="T2"> temple gate</text:span><text:span text:style-name="T1"> described in the passage is not permanently sealed for 100's of years, but is closed 6 days a week, but opened on the sabbath</text:span></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1">
        <draw:frame presentation:style-name="pr1" draw:layer="layout" svg:width="25.199cm" svg:height="3.506cm" svg:x="1.4cm" svg:y="0.237cm" presentation:class="title" presentation:user-transformed="true">
          <draw:text-box>
            <text:p>How do we know it's open 6 days a week and closed on Sabbath?</text:p>
          </draw:text-box>
        </draw:frame>
        <draw:frame presentation:style-name="pr27" draw:text-style-name="P1" draw:layer="layout" svg:width="27cm" svg:height="19.139cm" svg:x="0.5cm" svg:y="3.5cm" presentation:class="outline" presentation:user-transformed="true">
          <draw:text-box>
            <text:list text:style-name="L2">
              <text:list-item>
                <text:p><text:span text:style-name="T1">Ezekiel 46:1-2</text:span><text:span text:style-name="T1"><text:line-break/></text:span><text:span text:style-name="T1">1. </text:span><text:span text:style-name="T3">‘Thus says Lord Yahweh, “</text:span><text:span text:style-name="T2">The gate</text:span><text:span text:style-name="T3"> of the </text:span><text:span text:style-name="T2">inner court facing east</text:span><text:span text:style-name="T3"> shall be </text:span><text:span text:style-name="T2">shut</text:span><text:span text:style-name="T3"> the </text:span><text:span text:style-name="T2">six</text:span><text:span text:style-name="T3"> working </text:span><text:span text:style-name="T2">days</text:span><text:span text:style-name="T3">; but it shall be </text:span><text:span text:style-name="T2">opened on the sabbath day</text:span><text:span text:style-name="T3"> and opened on the day of the new moon.</text:span><text:span text:style-name="T1"><text:line-break/></text:span><text:span text:style-name="T1">2. </text:span><text:span text:style-name="T3">“</text:span><text:span text:style-name="T2">Then the prince shall enter</text:span><text:span text:style-name="T3"> by way of the porch of the gate from outside and stand by the post of the gate. Then the priests shall provide his burnt offering and his peace offerings, and he shall worship at the threshold of the gate and then go out; but the gate shall not be shut until the evening.</text:span><text:span text:style-name="T3"><text:line-break/></text:span><text:span text:style-name="T3"/></text:p>
              </text:list-item>
            </text:list>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8" draw:text-style-name="P1" draw:layer="layout" svg:width="25.699cm" svg:height="18.725cm" svg:x="1cm" svg:y="2.775cm" presentation:class="outline" presentation:user-transformed="true">
          <draw:text-box>
            <text:list text:style-name="L2">
              <text:list-item>
                <text:p><text:span text:style-name="T1">This prince is not Jesus</text:span></text:p>
              </text:list-item>
              <text:list-item>
                <text:p><text:span text:style-name="T1">If the prince is Jesus, we have some serious problems</text:span></text:p>
              </text:list-item>
              <text:list-item>
                <text:p><text:span text:style-name="T1">Ezekiel 45:17</text:span><text:span text:style-name="T1"><text:line-break/></text:span><text:span text:style-name="T3">“And </text:span><text:span text:style-name="T2">it shall be the prince’s part to provide the burnt offerings</text:span><text:span text:style-name="T3">, the grain offerings, and the drink offerings, at the feasts, on the new moons, and on the sabbaths, at all the appointed times of the house of Israel; he shall [fn]provide the </text:span><text:span text:style-name="T2">sin offering</text:span><text:span text:style-name="T3">, the grain offering, the </text:span><text:span text:style-name="T2">burnt offering</text:span><text:span text:style-name="T3">, and the peace offerings, to make atonement for the house of Israel.”</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0" draw:text-style-name="P1" draw:layer="layout" svg:width="25.599cm" svg:height="18.107cm" svg:x="1cm" svg:y="4cm" presentation:class="outline" presentation:user-transformed="true">
          <draw:text-box>
            <text:list text:style-name="L2">
              <text:list-item>
                <text:p><text:span text:style-name="T1">Why would Jesus makes sacrifices for atonement if He already made the superior sacrifice on the Cross?</text:span></text:p>
              </text:list-item>
              <text:list-item>
                <text:p><text:span text:style-name="T1">Will Christ offer bulls and goats for atonement?</text:span></text:p>
              </text:list-item>
              <text:list-item>
                <text:p><text:span text:style-name="T1">On a regular basis? Every sabbath?</text:span></text:p>
              </text:list-item>
              <text:list-item>
                <text:p><text:span text:style-name="T1">Read further:</text:span><text:span text:style-name="T1"><text:line-break/></text:span><text:span text:style-name="T1">v22. "</text:span><text:span text:style-name="T3">“And on that day</text:span><text:span text:style-name="T2"> the prince shall provide for himself</text:span><text:span text:style-name="T3"> and all the people of the land </text:span><text:span text:style-name="T2">a bull for a sin offering</text:span><text:span text:style-name="T3">.</text:span><text:span text:style-name="T1">"</text:span></text:p>
              </text:list-item>
              <text:list-item>
                <text:p><text:span text:style-name="T1">Christ will </text:span><text:span text:style-name="T2">not</text:span><text:span text:style-name="T1"> offer a sin offering for Himself!</text:span></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6" draw:layer="layout" svg:width="27cm" svg:height="16.841cm" svg:x="0.5cm" svg:y="4cm" presentation:class="outline" presentation:user-transformed="true">
          <draw:text-box>
            <text:list text:style-name="L2">
              <text:list-item>
                <text:p>To make Jesus come every Sabbath to make sacrifices for His own sins is not taking seriously the content of Ezekiel</text:p>
              </text:list-item>
              <text:list-item>
                <text:p>Many Christians have not studied Ezekiel in depth for themselves and simply go off of what trusted, popular teachers have told them</text:p>
              </text:list-item>
              <text:list-item>
                <text:p>But this is a common belief by Christians</text:p>
              </text:list-item>
              <text:list-item>
                <text:p>This Ezekiel 40-48 section could only have been legitimately performed before Christ came</text:p>
              </text:list-item>
              <text:list-item>
                <text:p>If during the present age, there are still spiritual applications if you read the NT fulfillments into it</text:p>
              </text:list-item>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font-family="'Times New Roman'" style:font-family-generic="roman" style:font-pitch="variable" fo:font-size="12pt" fo:language="zxx" fo:country="none" style:letter-kerning="true" style:font-family-asian="'Andale Sans UI', '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zxx" style:country-complex="none"/>
    </style:style>
    <style:style style:name="Heading_20_1" style:display-name="Heading 1" style:family="graphic">
      <style:paragraph-properties fo:margin-top="0.746cm" fo:margin-bottom="0.374cm" style:text-autospace="none"/>
      <style:text-properties fo:font-family="Arial" style:font-family-generic="swiss" style:font-pitch="variable" fo:font-size="18pt" fo:language="zxx" fo:country="none" fo:font-weight="bold" style:font-family-asian="'Andale Sans UI', 'Arial Unicode MS'" style:font-family-generic-asian="swiss" style:font-pitch-asian="variable" style:font-size-asian="18pt" style:language-asian="zxx" style:country-asian="none" style:font-weight-asian="bold" style:font-family-complex="Arial" style:font-family-generic-complex="swiss" style:font-pitch-complex="variable" style:font-size-complex="18pt" style:language-complex="zxx" style:country-complex="none" style:font-weight-complex="bold"/>
    </style:style>
    <style:style style:name="Heading_20_2" style:display-name="Heading 2" style:family="graphic">
      <style:paragraph-properties fo:margin-top="0.623cm" fo:margin-bottom="0.374cm" style:text-autospace="none"/>
      <style:text-properties fo:font-family="Arial" style:font-family-generic="swiss" style:font-pitch="variable" fo:font-size="16pt" fo:language="zxx" fo:country="none" fo:font-weight="bold" style:font-family-asian="'Andale Sans UI', 'Arial Unicode MS'" style:font-family-generic-asian="swiss" style:font-pitch-asian="variable" style:font-size-asian="16pt" style:language-asian="zxx" style:country-asian="none" style:font-weight-asian="bold" style:font-family-complex="Arial" style:font-family-generic-complex="swiss" style:font-pitch-complex="variable" style:font-size-complex="16pt" style:language-complex="zxx" style:country-complex="none" style:font-weight-complex="bold"/>
    </style:style>
    <style:style style:name="Heading_20_3" style:display-name="Heading 3" style:family="graphic">
      <style:paragraph-properties fo:margin-top="0.436cm" fo:margin-bottom="0.374cm" style:text-autospace="none"/>
      <style:text-properties fo:font-family="Arial" style:font-family-generic="swiss" style:font-pitch="variable" fo:font-size="14pt" fo:language="zxx" fo:country="none" fo:font-weight="bold" style:font-family-asian="'Andale Sans UI', 'Arial Unicode MS'" style:font-family-generic-asian="swiss" style:font-pitch-asian="variable" style:font-size-asian="14pt" style:language-asian="zxx" style:country-asian="none" style:font-weight-asian="bold" style:font-family-complex="Arial" style:font-family-generic-complex="swiss" style:font-pitch-complex="variable" style:font-size-complex="14pt" style:language-complex="zxx" style:country-complex="none" style:font-weight-complex="bold"/>
    </style:style>
    <style:style style:name="Heading_20_4" style:display-name="Heading 4" style:family="graphic">
      <style:paragraph-properties fo:margin-top="0.374cm" fo:margin-bottom="0.374cm" style:text-autospace="none"/>
      <style:text-properties fo:font-family="Arial" style:font-family-generic="swiss" style:font-pitch="variable" fo:font-size="13pt" fo:language="zxx" fo:country="none" fo:font-style="italic" fo:font-weight="bold" style:font-family-asian="'Andale Sans UI', 'Arial Unicode MS'" style:font-family-generic-asian="swiss" style:font-pitch-asian="variable" style:font-size-asian="13pt" style:language-asian="zxx" style:country-asian="none" style:font-style-asian="italic" style:font-weight-asian="bold" style:font-family-complex="Arial" style:font-family-generic-complex="swiss" style:font-pitch-complex="variable" style:font-size-complex="13pt" style:language-complex="zxx" style:country-complex="none" style:font-style-complex="italic" style:font-weight-complex="bold"/>
    </style:style>
    <style:style style:name="Heading_20_5" style:display-name="Heading 5" style:family="graphic">
      <style:paragraph-properties fo:margin-top="0.374cm" fo:margin-bottom="0.187cm" style:text-autospace="none"/>
      <style:text-properties fo:font-family="Arial" style:font-family-generic="swiss" style:font-pitch="variable" fo:font-size="11.5pt" fo:language="zxx" fo:country="none" fo:font-weight="bold" style:font-family-asian="'Andale Sans UI', 'Arial Unicode MS'" style:font-family-generic-asian="swiss" style:font-pitch-asian="variable" style:font-size-asian="11.5pt" style:language-asian="zxx" style:country-asian="none" style:font-weight-asian="bold" style:font-family-complex="Arial" style:font-family-generic-complex="swiss" style:font-pitch-complex="variable" style:font-size-complex="11.5pt" style:language-complex="zxx" style:country-complex="none" style:font-weight-complex="bold"/>
    </style:style>
    <style:style style:name="Heading_20_6" style:display-name="Heading 6" style:family="graphic">
      <style:paragraph-properties fo:margin-top="0.187cm" fo:margin-bottom="0.187cm" style:text-autospace="none"/>
      <style:text-properties fo:font-family="Arial" style:font-family-generic="swiss" style:font-pitch="variable" fo:font-size="11.5pt" fo:language="zxx" fo:country="none" fo:font-style="italic" fo:font-weight="bold" style:font-family-asian="'Andale Sans UI', 'Arial Unicode MS'" style:font-family-generic-asian="swiss" style:font-pitch-asian="variable" style:font-size-asian="11.5pt" style:language-asian="zxx" style:country-asian="none" style:font-style-asian="italic" style:font-weight-asian="bold" style:font-family-complex="Arial" style:font-family-generic-complex="swiss" style:font-pitch-complex="variable" style:font-size-complex="11.5pt" style:language-complex="zxx" style:country-complex="none" style:font-style-complex="italic" style:font-weight-complex="bold"/>
    </style:style>
    <style:style style:name="Bullets" style:family="graphic">
      <style:paragraph-properties style:text-autospace="none"/>
      <style:text-properties fo:font-family="OpenSymbol, 'Arial Unicode MS'" style:font-charset="x-symbol" style:font-family-asian="OpenSymbol, 'Arial Unicode MS'" style:font-charset-asian="x-symbol" style:font-family-complex="OpenSymbol, 'Arial Unicode MS'" style:font-charset-complex="x-symbol"/>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complex="italic"/>
    </style:style>
    <style:style style:name="Numbering_20_Symbols" style:display-name="Numbering Symbols" style:family="graphic">
      <style:paragraph-properties style:text-autospace="none"/>
      <style:text-properties fo:color="#000000" fo:font-weight="normal" style:font-weight-complex="normal"/>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4" style:display-name="Contents 4" style:family="graphic">
      <style:paragraph-properties fo:margin-left="2.644cm" fo:margin-right="0cm" fo:text-indent="0cm" style:text-autospace="none">
        <style:tab-stops>
          <style:tab-stop style:position="27.339cm" style:type="right" style:leader-style="dotted" style:leader-text="."/>
        </style:tab-stops>
      </style:paragraph-properties>
      <style:text-properties fo:language="zxx" fo:country="none" style:language-asian="zxx" style:country-asian="none" style:font-family-complex="Tahoma" style:font-family-generic-complex="swiss" style:language-complex="zxx" style:country-complex="none"/>
    </style:style>
    <style:style style:name="Index" style:family="graphic">
      <style:paragraph-properties style:text-autospace="none"/>
      <style:text-properties fo:language="zxx" fo:country="none" style:language-asian="zxx" style:country-asian="none" style:font-family-complex="Tahoma" style:font-family-generic-complex="swiss" style:language-complex="zxx" style:country-complex="none"/>
    </style:style>
    <style:style style:name="Caption" style:family="graphic">
      <style:paragraph-properties fo:margin-top="0.374cm" fo:margin-bottom="0.374cm" style:text-autospace="none"/>
      <style:text-properties fo:font-size="12pt" fo:language="zxx" fo:country="none" fo:font-style="italic" style:font-size-asian="12pt" style:language-asian="zxx" style:country-asian="none" style:font-style-asian="italic" style:font-family-complex="Tahoma" style:font-family-generic-complex="swiss" style:font-size-complex="12pt" style:language-complex="zxx" style:country-complex="none" style:font-style-complex="italic"/>
    </style:style>
    <style:style style:name="List" style:family="graphic">
      <style:paragraph-properties fo:margin-top="0cm" fo:margin-bottom="0.374cm" style:text-autospace="none"/>
      <style:text-properties fo:language="zxx" fo:country="none" style:language-asian="zxx" style:country-asian="none" style:font-family-complex="Tahoma" style:font-family-generic-complex="swiss" style:language-complex="zxx" style:country-complex="none"/>
    </style:style>
    <style:style style:name="Text_20_Body" style:display-name="Text Body" style:family="graphic">
      <style:paragraph-properties fo:margin-top="0cm" fo:margin-bottom="0.374cm" style:text-autospace="none"/>
      <style:text-properties fo:language="zxx" fo:country="none" style:language-asian="zxx" style:country-asian="none" style:language-complex="zxx" style:country-complex="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3DT17H5M41S</meta:editing-duration>
    <meta:editing-cycles>60</meta:editing-cycles>
    <meta:generator>OpenOffice/4.1.14$Win32 OpenOffice.org_project/4114m1$Build-9811</meta:generator>
    <dc:date>2023-10-27T08:45:58.76</dc:date>
    <dc:creator>Josh </dc:creator>
    <meta:document-statistic meta:object-count="320"/>
  </office:meta>
</office:document-meta>
</file>